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1.7654in"/>
    </style:style>
    <style:style style:name="co14" style:family="table-column">
      <style:table-column-properties fo:break-before="auto" style:column-width="2.0819in"/>
    </style:style>
    <style:style style:name="co15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4071in" fo:break-before="auto" style:use-optimal-row-height="true"/>
    </style:style>
    <style:style style:name="ro8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22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1.11pt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 style:data-style-name="N73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13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5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7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9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16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8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order="none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2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</style:style>
    <style:style style:name="ce125" style:family="table-cell" style:parent-style-name="Default">
      <style:table-cell-properties fo:background-color="#e6e6e6" fo:border="0.06pt solid #000000"/>
    </style:style>
    <style:style style:name="ce227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2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2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262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33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6" style:family="table-cell" style:parent-style-name="Default">
      <style:table-cell-properties fo:border-bottom="1.11pt double #000000" style:border-line-width-bottom="0.0008in 0.0138in 0.0008in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47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1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4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6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51]) &gt; 1)" style:apply-style-name="red" style:base-cell-address="Headers.T51"/>
    </style:style>
    <style:style style:name="ce4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5" style:family="table-cell" style:parent-style-name="Default">
      <style:table-cell-properties fo:border-bottom="1.11pt double #000000" style:border-line-width-bottom="0.0008in 0.0138in 0.0008in" fo:border-left="none" fo:border-right="1.11pt double #000000" style:border-line-width-right="0.0008in 0.0138in 0.0008in" fo:border-top="none"/>
    </style:style>
    <style:style style:name="ce3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87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48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9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50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2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3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4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05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style:rotation-angle="90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35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36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37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38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39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0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1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3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#REF!=1)" style:apply-style-name="crossed_20_out" style:base-cell-address="Headers.V52"/>
    </style:style>
    <style:style style:name="ce546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39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2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553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54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2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431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3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3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4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447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54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62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#REF!=1)" style:apply-style-name="crossed_20_out" style:base-cell-address="Headers.V52"/>
    </style:style>
    <style:style style:name="ce464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89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0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0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2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4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4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49]) &gt; 1)" style:apply-style-name="red" style:base-cell-address="Headers.AA45"/>
      <style:map style:condition="is-true-formula([.E45]=1)" style:apply-style-name="crossed_20_out" style:base-cell-address="Headers.AA45"/>
    </style:style>
    <style:style style:name="ce64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65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5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65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#REF!) &gt; 1)" style:apply-style-name="red" style:base-cell-address="Headers.AA48"/>
      <style:map style:condition="is-true-formula([.E48]=1)" style:apply-style-name="crossed_20_out" style:base-cell-address="Headers.AA48"/>
    </style:style>
    <style:style style:name="ce65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5]; #REF!) &gt; 1)" style:apply-style-name="red" style:base-cell-address="Headers.AA49"/>
    </style:style>
    <style:style style:name="ce65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52]) &gt; 1)" style:apply-style-name="red" style:base-cell-address="Headers.AA50"/>
      <style:map style:condition="is-true-formula([.E50]=1)" style:apply-style-name="crossed_20_out" style:base-cell-address="Headers.AA50"/>
    </style:style>
    <style:style style:name="ce660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53]) &gt; 1)" style:apply-style-name="red" style:base-cell-address="Headers.AA51"/>
      <style:map style:condition="is-true-formula([.E51]=1)" style:apply-style-name="crossed_20_out" style:base-cell-address="Headers.AA51"/>
    </style:style>
    <style:style style:name="ce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26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45]; [.U49]) &gt; 1)" style:apply-style-name="red" style:base-cell-address="Headers.AB45"/>
      <style:map style:condition="is-true-formula([.F10]=1)" style:apply-style-name="crossed_20_out" style:base-cell-address="Headers.AB45"/>
    </style:style>
    <style:style style:name="ce64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COUNTIF([.$T$7:.$T$45]; [.U50]) &gt; 1)" style:apply-style-name="red" style:base-cell-address="Headers.AB46"/>
      <style:map style:condition="is-true-formula([.F43]=1)" style:apply-style-name="crossed_20_out" style:base-cell-address="Headers.AB46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COUNTIF([.$T$7:.$T$45]; [.U50]) &gt; 1)" style:apply-style-name="red" style:base-cell-address="Headers.AB46"/>
      <style:map style:condition="is-true-formula([.F43]=1)" style:apply-style-name="crossed_20_out" style:base-cell-address="Headers.AB46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45]; [.U50]) &gt; 1)" style:apply-style-name="red" style:base-cell-address="Headers.AB46"/>
      <style:map style:condition="is-true-formula([.F43]=1)" style:apply-style-name="crossed_20_out" style:base-cell-address="Headers.AB46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45]; [.U49]) &gt; 1)" style:apply-style-name="red" style:base-cell-address="Headers.AB45"/>
      <style:map style:condition="is-true-formula([.F10]=1)" style:apply-style-name="crossed_20_out" style:base-cell-address="Headers.AB45"/>
    </style:style>
    <style:style style:name="ce65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map style:condition="is-true-formula(COUNTIF([.$T$7:.$T$45]; [.U49]) &gt; 1)" style:apply-style-name="red" style:base-cell-address="Headers.AB45"/>
      <style:map style:condition="is-true-formula([.F10]=1)" style:apply-style-name="crossed_20_out" style:base-cell-address="Headers.AB45"/>
    </style:style>
    <style:style style:name="ce68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</style:style>
    <style:style style:name="ce562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6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9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</style:style>
    <style:style style:name="ce283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597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127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</style:style>
    <style:style style:name="ce298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</style:style>
    <style:style style:name="ce5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71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12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</style:style>
    <style:style style:name="ce333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720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72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723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24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726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727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72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729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730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31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3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1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3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6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7" style:family="table-cell" style:parent-style-name="Default">
      <style:table-cell-properties fo:border-bottom="0.06pt solid #000000" fo:background-color="#dddddd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758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1.11pt double #000000" style:border-line-width-right="0.0008in 0.0138in 0.0008in" fo:border-top="0.99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62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76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76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767" style:family="table-cell" style:parent-style-name="Default">
      <style:table-cell-properties fo:background-color="#ffffff"/>
    </style:style>
    <style:style style:name="ce389" style:family="table-cell" style:parent-style-name="Default" style:data-style-name="N122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4" style:family="table-cell" style:parent-style-name="Default">
      <style:table-cell-properties fo:border-bottom="none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5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1.11pt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08in 0.0138in 0.0008in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426" style:family="table-cell" style:parent-style-name="Default">
      <style:table-cell-properties fo:border="none"/>
    </style:style>
    <style:style style:name="ce7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7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7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70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08in 0.0138in 0.0008in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778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780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7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79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 fo:min-height="0.0791in" fo:min-width="0.0346in"/>
    </style:style>
    <style:style style:name="gr2" style:family="graphic">
      <style:graphic-properties draw:fill="solid" draw:fill-color="#008000" draw:textarea-horizontal-align="justify" draw:textarea-vertical-align="middle" draw:auto-grow-height="false" fo:min-height="0.0791in" fo:min-width="0.035in"/>
    </style:style>
    <style:style style:name="gr3" style:family="graphic">
      <style:graphic-properties draw:fill="solid" draw:fill-color="#008000" draw:textarea-horizontal-align="justify" draw:textarea-vertical-align="middle" draw:auto-grow-height="false" fo:min-height="0.0791in" fo:min-width="0.0354in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0.6382in" fo:min-width="0.0268in"/>
    </style:style>
    <style:style style:name="gr5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6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197in" draw:fill="none" draw:textarea-vertical-align="middle" draw:auto-grow-height="false" fo:min-height="3.4299in" fo:min-width="0.0315in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svg:stroke-width="0.0197in" draw:fill="none" draw:textarea-vertical-align="middle" draw:auto-grow-height="false" fo:min-height="5.9748in" fo:min-width="0.0386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197in" draw:fill="none" draw:textarea-vertical-align="middle" draw:auto-grow-height="false" fo:min-height="5.0783in" fo:min-width="0.0366in" fo:padding-top="0.0098in" fo:padding-bottom="0.0098in" fo:padding-left="0.0098in" fo:padding-right="0.0098in"/>
      <style:paragraph-properties fo:text-align="center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8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3"/>
        <table:table-column table:style-name="co3" table:number-columns-repeated="16" table:default-cell-style-name="ce43"/>
        <table:table-column table:style-name="co4" table:default-cell-style-name="ce264"/>
        <table:table-column table:style-name="co5" table:default-cell-style-name="ce491"/>
        <table:table-column table:style-name="co4" table:default-cell-style-name="ce264"/>
        <table:table-column table:style-name="co6" table:number-columns-repeated="29" table:default-cell-style-name="ce384"/>
        <table:table-column table:style-name="co4" table:default-cell-style-name="ce43"/>
        <table:table-column table:style-name="co7" table:default-cell-style-name="ce384"/>
        <table:table-column table:style-name="co8" table:default-cell-style-name="ce43"/>
        <table:table-column table:style-name="co9" table:number-columns-repeated="7" table:default-cell-style-name="ce43"/>
        <table:table-column table:style-name="co10" table:number-columns-repeated="962" table:default-cell-style-name="ce43"/>
        <table:table-column table:style-name="co10" table:number-columns-repeated="2" table:default-cell-style-name="Default"/>
        <table:table-row table:style-name="ro1">
          <table:table-cell/>
          <table:table-cell table:style-name="ce99" table:formula="of:=NOW()" office:value-type="date" office:date-value="2024-12-03T16:16:11.6" calcext:value-type="date">
            <text:p>2024-12-03 16:16:11</text:p>
          </table:table-cell>
          <table:table-cell table:style-name="ce103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189"/>
          <table:covered-table-cell table:style-name="ce140"/>
          <table:covered-table-cell table:style-name="ce152"/>
          <table:table-cell/>
          <table:table-cell table:style-name="ce103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189"/>
          <table:covered-table-cell table:style-name="ce581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262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388" table:formula="of:=[.V2]-1" office:value-type="float" office:value="27" calcext:value-type="float">
            <text:p>27</text:p>
          </table:table-cell>
          <table:table-cell table:style-name="ce388" table:formula="of:=[.W2]-1" office:value-type="float" office:value="26" calcext:value-type="float">
            <text:p>26</text:p>
          </table:table-cell>
          <table:table-cell table:style-name="ce388" table:formula="of:=[.X2]-1" office:value-type="float" office:value="25" calcext:value-type="float">
            <text:p>25</text:p>
          </table:table-cell>
          <table:table-cell table:style-name="ce388" table:formula="of:=[.Y2]-1" office:value-type="float" office:value="24" calcext:value-type="float">
            <text:p>24</text:p>
          </table:table-cell>
          <table:table-cell table:style-name="ce388" table:formula="of:=[.Z2]-1" office:value-type="float" office:value="23" calcext:value-type="float">
            <text:p>23</text:p>
          </table:table-cell>
          <table:table-cell table:style-name="ce388" table:formula="of:=[.AA2]-1" office:value-type="float" office:value="22" calcext:value-type="float">
            <text:p>22</text:p>
          </table:table-cell>
          <table:table-cell table:style-name="ce388" table:formula="of:=[.AB2]-1" office:value-type="float" office:value="21" calcext:value-type="float">
            <text:p>21</text:p>
          </table:table-cell>
          <table:table-cell table:style-name="ce388" table:formula="of:=[.AC2]-1" office:value-type="float" office:value="20" calcext:value-type="float">
            <text:p>20</text:p>
          </table:table-cell>
          <table:table-cell table:style-name="ce388" table:formula="of:=[.AD2]-1" office:value-type="float" office:value="19" calcext:value-type="float">
            <text:p>19</text:p>
          </table:table-cell>
          <table:table-cell table:style-name="ce388" table:formula="of:=[.AE2]-1" office:value-type="float" office:value="18" calcext:value-type="float">
            <text:p>18</text:p>
          </table:table-cell>
          <table:table-cell table:style-name="ce388" table:formula="of:=[.AF2]-1" office:value-type="float" office:value="17" calcext:value-type="float">
            <text:p>17</text:p>
          </table:table-cell>
          <table:table-cell table:style-name="ce388" table:formula="of:=[.AG2]-1" office:value-type="float" office:value="16" calcext:value-type="float">
            <text:p>16</text:p>
          </table:table-cell>
          <table:table-cell table:style-name="ce388" table:formula="of:=[.AH2]-1" office:value-type="float" office:value="15" calcext:value-type="float">
            <text:p>15</text:p>
          </table:table-cell>
          <table:table-cell table:style-name="ce388" table:formula="of:=[.AI2]-1" office:value-type="float" office:value="14" calcext:value-type="float">
            <text:p>14</text:p>
          </table:table-cell>
          <table:table-cell table:style-name="ce388" table:formula="of:=[.AJ2]-1" office:value-type="float" office:value="13" calcext:value-type="float">
            <text:p>13</text:p>
          </table:table-cell>
          <table:table-cell table:style-name="ce388" table:formula="of:=[.AK2]-1" office:value-type="float" office:value="12" calcext:value-type="float">
            <text:p>12</text:p>
          </table:table-cell>
          <table:table-cell table:style-name="ce388" table:formula="of:=[.AL2]-1" office:value-type="float" office:value="11" calcext:value-type="float">
            <text:p>11</text:p>
          </table:table-cell>
          <table:table-cell table:style-name="ce388" table:formula="of:=[.AM2]-1" office:value-type="float" office:value="10" calcext:value-type="float">
            <text:p>10</text:p>
          </table:table-cell>
          <table:table-cell table:style-name="ce388" table:formula="of:=[.AN2]-1" office:value-type="float" office:value="9" calcext:value-type="float">
            <text:p>9</text:p>
          </table:table-cell>
          <table:table-cell table:style-name="ce388" table:formula="of:=[.AO2]-1" office:value-type="float" office:value="8" calcext:value-type="float">
            <text:p>8</text:p>
          </table:table-cell>
          <table:table-cell table:style-name="ce388" table:formula="of:=[.AP2]-1" office:value-type="float" office:value="7" calcext:value-type="float">
            <text:p>7</text:p>
          </table:table-cell>
          <table:table-cell table:style-name="ce388" table:formula="of:=[.AQ2]-1" office:value-type="float" office:value="6" calcext:value-type="float">
            <text:p>6</text:p>
          </table:table-cell>
          <table:table-cell table:style-name="ce388" table:formula="of:=[.AR2]-1" office:value-type="float" office:value="5" calcext:value-type="float">
            <text:p>5</text:p>
          </table:table-cell>
          <table:table-cell table:style-name="ce388" table:formula="of:=[.AS2]-1" office:value-type="float" office:value="4" calcext:value-type="float">
            <text:p>4</text:p>
          </table:table-cell>
          <table:table-cell table:style-name="ce388" table:formula="of:=[.AT2]-1" office:value-type="float" office:value="3" calcext:value-type="float">
            <text:p>3</text:p>
          </table:table-cell>
          <table:table-cell table:style-name="ce388" table:formula="of:=[.AU2]-1" office:value-type="float" office:value="2" calcext:value-type="float">
            <text:p>2</text:p>
          </table:table-cell>
          <table:table-cell table:style-name="ce388" table:formula="of:=[.AV2]-1" office:value-type="float" office:value="1" calcext:value-type="float">
            <text:p>1</text:p>
          </table:table-cell>
          <table:table-cell table:style-name="ce388" table:formula="of:=[.AW2]-1" office:value-type="float" office:value="0" calcext:value-type="float">
            <text:p>0</text:p>
          </table:table-cell>
          <table:table-cell table:style-name="ce181"/>
          <table:table-cell table:style-name="ce562"/>
          <table:table-cell table:style-name="ce96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262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388" table:formula="of:=[.V3]+1" office:value-type="float" office:value="1" calcext:value-type="float">
            <text:p>1</text:p>
          </table:table-cell>
          <table:table-cell table:style-name="ce388" table:formula="of:=[.W3]+1" office:value-type="float" office:value="2" calcext:value-type="float">
            <text:p>2</text:p>
          </table:table-cell>
          <table:table-cell table:style-name="ce388" table:formula="of:=[.X3]+1" office:value-type="float" office:value="3" calcext:value-type="float">
            <text:p>3</text:p>
          </table:table-cell>
          <table:table-cell table:style-name="ce388" table:formula="of:=[.Y3]+1" office:value-type="float" office:value="4" calcext:value-type="float">
            <text:p>4</text:p>
          </table:table-cell>
          <table:table-cell table:style-name="ce388" table:formula="of:=[.Z3]+1" office:value-type="float" office:value="5" calcext:value-type="float">
            <text:p>5</text:p>
          </table:table-cell>
          <table:table-cell table:style-name="ce388" table:formula="of:=[.AA3]+1" office:value-type="float" office:value="6" calcext:value-type="float">
            <text:p>6</text:p>
          </table:table-cell>
          <table:table-cell table:style-name="ce388" table:formula="of:=[.AB3]+1" office:value-type="float" office:value="7" calcext:value-type="float">
            <text:p>7</text:p>
          </table:table-cell>
          <table:table-cell table:style-name="ce388" table:formula="of:=[.AC3]+1" office:value-type="float" office:value="8" calcext:value-type="float">
            <text:p>8</text:p>
          </table:table-cell>
          <table:table-cell table:style-name="ce388" table:formula="of:=[.AD3]+1" office:value-type="float" office:value="9" calcext:value-type="float">
            <text:p>9</text:p>
          </table:table-cell>
          <table:table-cell table:style-name="ce388" table:formula="of:=[.AE3]+1" office:value-type="float" office:value="10" calcext:value-type="float">
            <text:p>10</text:p>
          </table:table-cell>
          <table:table-cell table:style-name="ce388" table:formula="of:=[.AF3]+1" office:value-type="float" office:value="11" calcext:value-type="float">
            <text:p>11</text:p>
          </table:table-cell>
          <table:table-cell table:style-name="ce388" table:formula="of:=[.AG3]+1" office:value-type="float" office:value="12" calcext:value-type="float">
            <text:p>12</text:p>
          </table:table-cell>
          <table:table-cell table:style-name="ce388" table:formula="of:=[.AH3]+1" office:value-type="float" office:value="13" calcext:value-type="float">
            <text:p>13</text:p>
          </table:table-cell>
          <table:table-cell table:style-name="ce388" table:formula="of:=[.AI3]+1" office:value-type="float" office:value="14" calcext:value-type="float">
            <text:p>14</text:p>
          </table:table-cell>
          <table:table-cell table:style-name="ce388" table:formula="of:=[.AJ3]+1" office:value-type="float" office:value="15" calcext:value-type="float">
            <text:p>15</text:p>
          </table:table-cell>
          <table:table-cell table:style-name="ce388" table:formula="of:=[.AK3]+1" office:value-type="float" office:value="16" calcext:value-type="float">
            <text:p>16</text:p>
          </table:table-cell>
          <table:table-cell table:style-name="ce388" table:formula="of:=[.AL3]+1" office:value-type="float" office:value="17" calcext:value-type="float">
            <text:p>17</text:p>
          </table:table-cell>
          <table:table-cell table:style-name="ce388" table:formula="of:=[.AM3]+1" office:value-type="float" office:value="18" calcext:value-type="float">
            <text:p>18</text:p>
          </table:table-cell>
          <table:table-cell table:style-name="ce388" table:formula="of:=[.AN3]+1" office:value-type="float" office:value="19" calcext:value-type="float">
            <text:p>19</text:p>
          </table:table-cell>
          <table:table-cell table:style-name="ce388" table:formula="of:=[.AO3]+1" office:value-type="float" office:value="20" calcext:value-type="float">
            <text:p>20</text:p>
          </table:table-cell>
          <table:table-cell table:style-name="ce388" table:formula="of:=[.AP3]+1" office:value-type="float" office:value="21" calcext:value-type="float">
            <text:p>21</text:p>
          </table:table-cell>
          <table:table-cell table:style-name="ce388" table:formula="of:=[.AQ3]+1" office:value-type="float" office:value="22" calcext:value-type="float">
            <text:p>22</text:p>
          </table:table-cell>
          <table:table-cell table:style-name="ce388" table:formula="of:=[.AR3]+1" office:value-type="float" office:value="23" calcext:value-type="float">
            <text:p>23</text:p>
          </table:table-cell>
          <table:table-cell table:style-name="ce388" table:formula="of:=[.AS3]+1" office:value-type="float" office:value="24" calcext:value-type="float">
            <text:p>24</text:p>
          </table:table-cell>
          <table:table-cell table:style-name="ce388" table:formula="of:=[.AT3]+1" office:value-type="float" office:value="25" calcext:value-type="float">
            <text:p>25</text:p>
          </table:table-cell>
          <table:table-cell table:style-name="ce388" table:formula="of:=[.AU3]+1" office:value-type="float" office:value="26" calcext:value-type="float">
            <text:p>26</text:p>
          </table:table-cell>
          <table:table-cell table:style-name="ce388" table:formula="of:=[.AV3]+1" office:value-type="float" office:value="27" calcext:value-type="float">
            <text:p>27</text:p>
          </table:table-cell>
          <table:table-cell table:style-name="ce388" table:formula="of:=[.AW3]+1" office:value-type="float" office:value="28" calcext:value-type="float">
            <text:p>28</text:p>
          </table:table-cell>
          <table:table-cell table:style-name="ce181"/>
          <table:table-cell table:style-name="ce388"/>
          <table:table-cell table:style-name="ce96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191" office:value-type="string" calcext:value-type="string">
            <text:p>Reserved</text:p>
          </table:table-cell>
          <table:table-cell table:style-name="ce191" office:value-type="string" calcext:value-type="string">
            <text:p>Special</text:p>
          </table:table-cell>
          <table:table-cell table:style-name="ce191" office:value-type="string" calcext:value-type="string">
            <text:p>Stream or Datagram</text:p>
          </table:table-cell>
          <table:table-cell table:style-name="ce191" office:value-type="string" calcext:value-type="string" table:number-columns-spanned="2" table:number-rows-spanned="1">
            <text:p>Priority</text:p>
          </table:table-cell>
          <table:covered-table-cell table:style-name="ce191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191"/>
          <table:table-cell table:style-name="ce191" office:value-type="string" calcext:value-type="string">
            <text:p>Simple Protocol</text:p>
          </table:table-cell>
          <table:table-cell table:style-name="ce191" office:value-type="string" calcext:value-type="string">
            <text:p>Address present</text:p>
          </table:table-cell>
          <table:table-cell table:style-name="ce191" office:value-type="string" calcext:value-type="string">
            <text:p>Event ID present</text:p>
          </table:table-cell>
          <table:table-cell table:style-name="ce191" office:value-type="string" calcext:value-type="string" table:number-columns-spanned="2" table:number-rows-spanned="1">
            <text:p>Modifier within Priority/Type</text:p>
          </table:table-cell>
          <table:covered-table-cell table:style-name="ce191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425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425"/>
          <table:table-cell table:style-name="ce489" office:value-type="string" calcext:value-type="string" table:number-columns-spanned="12" table:number-rows-spanned="1">
            <text:p>CAN-MTI or </text:p>
            <text:p>Destination-alias</text:p>
            <text:p><text:span text:style-name="T7">(“Variable Part”)</text:span></text:p>
            <text:p>(hex)</text:p>
          </table:table-cell>
          <table:covered-table-cell table:number-columns-repeated="11" table:style-name="ce489"/>
          <table:table-cell table:style-name="ce489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489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192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62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88"/>
          <table:table-cell table:style-name="ce388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388"/>
          <table:table-cell table:style-name="ce388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388"/>
          <table:table-cell table:style-name="ce181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427"/>
          <table:table-cell table:style-name="ce427" table:number-columns-spanned="3" table:number-rows-spanned="1"/>
          <table:covered-table-cell table:number-columns-repeated="2" table:style-name="ce427"/>
          <table:table-cell table:style-name="ce427" table:number-columns-spanned="12" table:number-rows-spanned="1"/>
          <table:covered-table-cell table:number-columns-repeated="11" table:style-name="ce427"/>
          <table:table-cell table:style-name="ce427" table:number-columns-spanned="12" table:number-rows-spanned="1"/>
          <table:covered-table-cell table:number-columns-repeated="11" table:style-name="ce427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office:annotation draw:style-name="gr12" draw:text-style-name="P5" svg:width="3.1772in" svg:height="0.8567in" svg:x="3.0008in" svg:y="1.298in" draw:caption-point-x="-0.2295in" draw:caption-point-y="0.6142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194" office:value-type="float" office:value="0" calcext:value-type="float">
            <text:p>0</text:p>
          </table:table-cell>
          <table:table-cell table:style-name="ce194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194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94" office:value-type="float" office:value="0" calcext:value-type="float">
            <text:p>0</text:p>
          </table:table-cell>
          <table:table-cell table:style-name="ce194" table:number-columns-spanned="2" table:number-rows-spanned="1"/>
          <table:covered-table-cell table:style-name="ce124"/>
          <table:table-cell table:style-name="ce29"/>
          <table:table-cell table:style-name="ce473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429" office:value-type="float" office:value="1" calcext:value-type="float">
            <text:p>1</text:p>
          </table:table-cell>
          <table:table-cell table:style-name="ce42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6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189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3" draw:text-style-name="P5" svg:width="3.4283in" svg:height="1.0122in" svg:x="3.0008in" svg:y="1.4752in" draw:caption-point-x="-0.2295in" draw:caption-point-y="0.615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19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3" draw:text-style-name="P5" svg:width="3.3232in" svg:height="1.0122in" svg:x="2.9657in" svg:y="1.6756in" draw:caption-point-x="-0.1945in" draw:caption-point-y="0.5921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19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0" calcext:value-type="float" table:number-columns-spanned="2" table:number-rows-spanned="1">
            <text:p>0</text:p>
          </table:table-cell>
          <table:covered-table-cell table:style-name="ce195"/>
          <table:table-cell table:style-name="ce19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0" calcext:value-type="float" table:number-columns-spanned="2" table:number-rows-spanned="1">
            <text:p>0</text:p>
          </table:table-cell>
          <table:covered-table-cell table:style-name="ce195"/>
          <table:table-cell table:style-name="ce195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196" office:value-type="float" office:value="0" calcext:value-type="float">
            <text:p>0</text:p>
          </table:table-cell>
          <table:table-cell table:style-name="ce196" office:value-type="float" office:value="0" calcext:value-type="float" table:number-columns-spanned="2" table:number-rows-spanned="1">
            <text:p>0</text:p>
          </table:table-cell>
          <table:covered-table-cell table:style-name="ce196"/>
          <table:table-cell table:style-name="ce19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96"/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6" table:number-columns-spanned="2" table:number-rows-spanned="1"/>
          <table:covered-table-cell table:style-name="ce196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43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187"/>
          <table:table-cell table:style-name="ce35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style-name="ce197" office:value-type="float" office:value="2" calcext:value-type="float" table:number-columns-spanned="2" table:number-rows-spanned="1">
            <text:p>2</text:p>
          </table:table-cell>
          <table:covered-table-cell table:style-name="ce197"/>
          <table:table-cell table:style-name="ce197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97"/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0" calcext:value-type="float">
            <text:p>0</text:p>
          </table:table-cell>
          <table:table-cell table:style-name="ce197" table:number-columns-spanned="2" table:number-rows-spanned="1"/>
          <table:covered-table-cell table:style-name="ce197"/>
          <table:table-cell table:style-name="ce32"/>
          <table:table-cell table:style-name="ce511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189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3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206" office:value-type="float" office:value="0" calcext:value-type="float">
            <text:p>0</text:p>
          </table:table-cell>
          <table:table-cell table:style-name="ce206" office:value-type="float" office:value="1" calcext:value-type="float" table:number-columns-spanned="2" table:number-rows-spanned="1">
            <text:p>1</text:p>
          </table:table-cell>
          <table:covered-table-cell table:style-name="ce206"/>
          <table:table-cell table:style-name="ce206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206"/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float" office:value="0" calcext:value-type="float">
            <text:p>0</text:p>
          </table:table-cell>
          <table:table-cell table:style-name="ce206" table:number-columns-spanned="2" table:number-rows-spanned="1"/>
          <table:covered-table-cell table:style-name="ce206"/>
          <table:table-cell table:style-name="ce33"/>
          <table:table-cell table:style-name="ce512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style-name="ce39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90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187"/>
          <table:table-cell table:style-name="ce352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4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1" table:number-rows-spanned="19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194" office:value-type="float" office:value="0" calcext:value-type="float">
            <text:p>0</text:p>
          </table:table-cell>
          <table:table-cell table:style-name="ce194" office:value-type="float" office:value="2" calcext:value-type="float" table:number-columns-spanned="2" table:number-rows-spanned="1">
            <text:p>2</text:p>
          </table:table-cell>
          <table:covered-table-cell table:style-name="ce194"/>
          <table:table-cell table:style-name="ce194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194"/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table:number-columns-spanned="2" table:number-rows-spanned="1"/>
          <table:covered-table-cell table:style-name="ce194"/>
          <table:table-cell table:style-name="ce29"/>
          <table:table-cell table:style-name="ce473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429" office:value-type="float" office:value="1" calcext:value-type="float">
            <text:p>1</text:p>
          </table:table-cell>
          <table:table-cell table:style-name="ce42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6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189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4" office:value-type="string" calcext:value-type="string">
            <office:annotation draw:style-name="gr14" draw:text-style-name="P5" svg:width="4.0756in" svg:height="1.1677in" svg:x="3.0008in" svg:y="2.8925in" draw:caption-point-x="-0.2295in" draw:caption-point-y="0.6197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table:number-columns-spanned="2" table:number-rows-spanned="1"/>
          <table:covered-table-cell table:style-name="ce195"/>
          <table:table-cell table:style-name="ce34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 table:number-columns-spanned="2" table:number-rows-spanned="1">
            <text:p>3</text:p>
          </table:table-cell>
          <table:covered-table-cell table:style-name="ce195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5" draw:text-style-name="P5" svg:width="3.8402in" svg:height="0.5457in" svg:x="3.0008in" svg:y="3.2465in" draw:caption-point-x="-0.2295in" draw:caption-point-y="0.6213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 table:number-columns-spanned="2" table:number-rows-spanned="1">
            <text:p>0</text:p>
          </table:table-cell>
          <table:covered-table-cell table:style-name="ce195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5" draw:text-style-name="P5" svg:width="3.8402in" svg:height="0.5457in" svg:x="3.0008in" svg:y="3.6008in" draw:caption-point-x="-0.2295in" draw:caption-point-y="0.6224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195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195"/>
          <table:table-cell table:style-name="ce195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95"/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5" office:value-type="string" calcext:value-type="string">
            <office:annotation draw:style-name="gr14" draw:text-style-name="P5" svg:width="4.0059in" svg:height="1.1677in" svg:x="3.0008in" svg:y="3.9555in" draw:caption-point-x="-0.2295in" draw:caption-point-y="0.6236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table:number-columns-spanned="2" table:number-rows-spanned="1"/>
          <table:covered-table-cell table:style-name="ce195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 table:number-columns-spanned="2" table:number-rows-spanned="1">
            <text:p>3</text:p>
          </table:table-cell>
          <table:covered-table-cell table:style-name="ce195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5" draw:text-style-name="P5" svg:width="3.8138in" svg:height="0.5457in" svg:x="3.0008in" svg:y="4.3098in" draw:caption-point-x="-0.2295in" draw:caption-point-y="0.6248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 table:number-columns-spanned="2" table:number-rows-spanned="1">
            <text:p>0</text:p>
          </table:table-cell>
          <table:covered-table-cell table:style-name="ce195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5" draw:text-style-name="P5" svg:width="3.8138in" svg:height="0.5457in" svg:x="3.0008in" svg:y="4.6638in" draw:caption-point-x="-0.2295in" draw:caption-point-y="0.6264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95"/>
          <table:table-cell table:number-columns-repeated="2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195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195"/>
          <table:table-cell table:style-name="ce19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6" draw:text-style-name="P5" svg:width="2.5228in" svg:height="0.3902in" svg:x="3.0008in" svg:y="5.0185in" draw:caption-point-x="-0.2295in" draw:caption-point-y="0.6272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195"/>
          <table:table-cell table:style-name="ce19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95"/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195" table:number-columns-spanned="2" table:number-rows-spanned="1"/>
          <table:covered-table-cell table:style-name="ce195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195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195"/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table:number-columns-spanned="2" table:number-rows-spanned="1"/>
          <table:covered-table-cell table:style-name="ce195"/>
          <table:table-cell table:style-name="ce34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roducer/Consumer Event Repor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325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195"/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325" table:number-columns-spanned="2" table:number-rows-spanned="1"/>
          <table:covered-table-cell table:style-name="ce195"/>
          <table:table-cell table:style-name="ce34"/>
          <table:table-cell table:style-name="ce509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0]=1;&quot;ddd&quot;;DEC2HEX((((((([.G30]*32+[.I30])*2+[.N30])*2+[.O30])*2+[.P30])*4+[.Q30]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1<text:span text:style-name="T3">st</text:span>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195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195"/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325" office:value-type="float" office:value="2" calcext:value-type="float" table:number-columns-spanned="2" table:number-rows-spanned="1">
            <text:p>2</text:p>
          </table:table-cell>
          <table:covered-table-cell table:style-name="ce195"/>
          <table:table-cell table:style-name="ce34"/>
          <table:table-cell table:style-name="ce509" table:formula="of:=DEC2HEX((((((((([.C31]*2+[.D31])*2+[.E31])*2+[.F31])*4+[.G31])*32+[.I31])*2+[.N31])*2+[.O31])*2+[.P31])*4+[.Q31];4)" office:value-type="string" office:string-value="0F16" calcext:value-type="string">
            <text:p>0F16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1]=1;&quot;ddd&quot;;DEC2HEX((((((([.G31]*32+[.I31])*2+[.N31])*2+[.O31])*2+[.P31])*4+[.Q31]));3))" office:value-type="string" office:string-value="F16" calcext:value-type="string" table:number-columns-spanned="12" table:number-rows-spanned="1">
            <text:p>F16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31]*2+[.W31])*8+[.X31];2);[.AA31];[.AM31];&quot;]&quot;)" office:value-type="string" office:string-value="[19F16sss]" calcext:value-type="string">
            <text:p>[19F1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middle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195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195"/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195"/>
          <table:table-cell table:style-name="ce34"/>
          <table:table-cell table:style-name="ce509" table:formula="of:=DEC2HEX((((((((([.C32]*2+[.D32])*2+[.E32])*2+[.F32])*4+[.G32])*32+[.I32])*2+[.N32])*2+[.O32])*2+[.P32])*4+[.Q32];4)" office:value-type="string" office:string-value="0F15" calcext:value-type="string">
            <text:p>0F15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2]=1;&quot;ddd&quot;;DEC2HEX((((((([.G32]*32+[.I32])*2+[.N32])*2+[.O32])*2+[.P32])*4+[.Q32]));3))" office:value-type="string" office:string-value="F15" calcext:value-type="string" table:number-columns-spanned="12" table:number-rows-spanned="1">
            <text:p>F15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181"/>
          <table:table-cell table:style-name="ce352" table:formula="of:=CONCATENATE(&quot;[&quot;;DEC2HEX(([.V32]*2+[.W32])*8+[.X32];2);[.AA32];[.AM32];&quot;]&quot;)" office:value-type="string" office:string-value="[19F15sss]" calcext:value-type="string">
            <text:p>[19F1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31" office:value-type="string" calcext:value-type="string">
            <office:annotation draw:style-name="gr16" draw:text-style-name="P5" svg:width="1.7114in" svg:height="0.3902in" svg:x="3.0008in" svg:y="5.9059in" draw:caption-point-x="-0.2295in" draw:caption-point-y="0.6287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CER w Payload la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196" office:value-type="float" office:value="0" calcext:value-type="float">
            <text:p>0</text:p>
          </table:table-cell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196"/>
          <table:table-cell table:style-name="ce196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196"/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0" calcext:value-type="float" table:number-columns-spanned="2" table:number-rows-spanned="1">
            <text:p>0</text:p>
          </table:table-cell>
          <table:covered-table-cell table:style-name="ce196"/>
          <table:table-cell table:style-name="ce31"/>
          <table:table-cell table:style-name="ce510" table:formula="of:=DEC2HEX((((((((([.C33]*2+[.D33])*2+[.E33])*2+[.F33])*4+[.G33])*32+[.I33])*2+[.N33])*2+[.O33])*2+[.P33])*4+[.Q33];4)" office:value-type="string" office:string-value="0F14" calcext:value-type="string">
            <text:p>0F14</text:p>
          </table:table-cell>
          <table:table-cell table:style-name="ce184"/>
          <table:table-cell table:style-name="ce203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43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33]=1;&quot;ddd&quot;;DEC2HEX((((((([.G33]*32+[.I33])*2+[.N33])*2+[.O33])*2+[.P33])*4+[.Q33]));3))" office:value-type="string" office:string-value="F14" calcext:value-type="string" table:number-columns-spanned="12" table:number-rows-spanned="1">
            <text:p>F14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187"/>
          <table:table-cell table:style-name="ce352" table:formula="of:=CONCATENATE(&quot;[&quot;;DEC2HEX(([.V33]*2+[.W33])*8+[.X33];2);[.AA33];[.AM33];&quot;]&quot;)" office:value-type="string" office:string-value="[19F14sss]" calcext:value-type="string">
            <text:p>[19F14sss]</text:p>
          </table:table-cell>
          <table:table-cell table:style-name="ce362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12" office:value-type="string" calcext:value-type="string" table:number-columns-spanned="1" table:number-rows-spanned="2">
            <text:p>Traction Control</text:p>
          </table:table-cell>
          <table:table-cell table:style-name="ce113" office:value-type="string" calcext:value-type="string">
            <office:annotation draw:style-name="gr16" draw:text-style-name="P5" svg:width="1.7114in" svg:height="0.3902in" svg:x="3.0008in" svg:y="6.0831in" draw:caption-point-x="-0.2295in" draw:caption-point-y="0.6291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 table:number-columns-spanned="2" table:number-rows-spanned="1">
            <text:p>1</text:p>
          </table:table-cell>
          <table:covered-table-cell table:style-name="ce117"/>
          <table:table-cell table:style-name="ce117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17"/>
          <table:table-cell table:style-name="ce113"/>
          <table:table-cell table:style-name="ce472" table:formula="of:=DEC2HEX((((((((([.C34]*2+[.D34])*2+[.E34])*2+[.F34])*4+[.G34])*32+[.I34])*2+[.N34])*2+[.O34])*2+[.P34])*4+[.Q34];4)" office:value-type="string" office:string-value="05EB" calcext:value-type="string">
            <text:p>05EB</text:p>
          </table:table-cell>
          <table:table-cell table:style-name="ce113"/>
          <table:table-cell table:number-columns-repeated="2" table:style-name="ce369" office:value-type="float" office:value="1" calcext:value-type="float">
            <text:p>1</text:p>
          </table:table-cell>
          <table:table-cell table:style-name="ce36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9"/>
          <table:table-cell table:style-name="ce601" table:formula="of:=IF([.F34]=1;&quot;ddd&quot;;DEC2HEX((((((([.G34]*32+[.I34])*2+[.N34])*2+[.O34])*2+[.P34])*4+[.Q34]));3))" office:value-type="string" office:string-value="5EB" calcext:value-type="string" table:number-columns-spanned="12" table:number-rows-spanned="1">
            <text:p>5EB</text:p>
          </table:table-cell>
          <table:covered-table-cell table:number-columns-repeated="11" table:style-name="ce638"/>
          <table:table-cell table:style-name="ce369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434" table:formula="of:=CONCATENATE(&quot;[&quot;;DEC2HEX(([.V34]*2+[.W34])*8+[.X34];2);[.AA34];[.AM34];&quot;]&quot;)" office:value-type="string" office:string-value="[195EBsss]" calcext:value-type="string">
            <text:p>[195EBsss]</text:p>
          </table:table-cell>
          <table:table-cell table:style-name="ce749" office:value-type="string" calcext:value-type="string">
            <text:p>fddd, data bytes</text:p>
          </table:table-cell>
          <table:table-cell table:style-name="ce762" table:number-columns-repeated="8"/>
          <table:table-cell table:style-name="ce765"/>
          <table:table-cell table:style-name="ce762" table:number-columns-repeated="960"/>
          <table:table-cell table:style-name="ce767" table:number-columns-repeated="2"/>
        </table:table-row>
        <table:table-row table:style-name="ro1">
          <table:covered-table-cell table:style-name="ce12"/>
          <table:table-cell table:style-name="ce113" office:value-type="string" calcext:value-type="string">
            <office:annotation draw:style-name="gr16" draw:text-style-name="P5" svg:width="1.7114in" svg:height="0.3902in" svg:x="3.0008in" svg:y="6.2524in" draw:caption-point-x="-0.2295in" draw:caption-point-y="0.6299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117" office:value-type="float" office:value="0" calcext:value-type="float">
            <text:p>0</text:p>
          </table:table-cell>
          <table:table-cell table:style-name="ce117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 table:number-columns-spanned="2" table:number-rows-spanned="1">
            <text:p>1</text:p>
          </table:table-cell>
          <table:covered-table-cell table:style-name="ce117"/>
          <table:table-cell table:style-name="ce113"/>
          <table:table-cell table:style-name="ce472" table:formula="of:=DEC2HEX((((((((([.C35]*2+[.D35])*2+[.E35])*2+[.F35])*4+[.G35])*32+[.I35])*2+[.N35])*2+[.O35])*2+[.P35])*4+[.Q35];4)" office:value-type="string" office:string-value="01E9" calcext:value-type="string">
            <text:p>01E9</text:p>
          </table:table-cell>
          <table:table-cell table:style-name="ce113"/>
          <table:table-cell table:number-columns-repeated="2" table:style-name="ce369" office:value-type="float" office:value="1" calcext:value-type="float">
            <text:p>1</text:p>
          </table:table-cell>
          <table:table-cell table:style-name="ce36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9"/>
          <table:table-cell table:style-name="ce601" table:formula="of:=IF([.F35]=1;&quot;ddd&quot;;DEC2HEX((((((([.G35]*32+[.I35])*2+[.N35])*2+[.O35])*2+[.P35])*4+[.Q35]));3))" office:value-type="string" office:string-value="1E9" calcext:value-type="string" table:number-columns-spanned="12" table:number-rows-spanned="1">
            <text:p>1E9</text:p>
          </table:table-cell>
          <table:covered-table-cell table:number-columns-repeated="11" table:style-name="ce638"/>
          <table:table-cell table:style-name="ce369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369" table:formula="of:=CONCATENATE(&quot;[&quot;;DEC2HEX(([.V35]*2+[.W35])*8+[.X35];2);[.AA35];[.AM35];&quot;]&quot;)" office:value-type="string" office:string-value="[191E9sss]" calcext:value-type="string">
            <text:p>[191E9sss]</text:p>
          </table:table-cell>
          <table:table-cell table:style-name="ce750" office:value-type="string" calcext:value-type="string">
            <text:p>fddd, data bytes</text:p>
          </table:table-cell>
          <table:table-cell table:style-name="ce762" table:number-columns-repeated="8"/>
          <table:table-cell table:style-name="ce765"/>
          <table:table-cell table:style-name="ce762" table:number-columns-repeated="960"/>
          <table:table-cell table:style-name="ce767" table:number-columns-repeated="2"/>
        </table:table-row>
        <table:table-row table:style-name="ro1">
          <table:table-cell table:style-name="ce9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194" office:value-type="float" office:value="0" calcext:value-type="float">
            <text:p>0</text:p>
          </table:table-cell>
          <table:table-cell table:style-name="ce194" office:value-type="float" office:value="3" calcext:value-type="float" table:number-columns-spanned="2" table:number-rows-spanned="1">
            <text:p>3</text:p>
          </table:table-cell>
          <table:covered-table-cell table:style-name="ce194"/>
          <table:table-cell table:style-name="ce194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194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94" table:number-columns-spanned="2" table:number-rows-spanned="1"/>
          <table:covered-table-cell table:style-name="ce194"/>
          <table:table-cell table:style-name="ce29"/>
          <table:table-cell table:style-name="ce473" table:formula="of:=DEC2HEX((((((((([.C36]*2+[.D36])*2+[.E36])*2+[.F36])*4+[.G36])*32+[.I36])*2+[.N36])*2+[.O36])*2+[.P36])*4+[.Q36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429" office:value-type="float" office:value="1" calcext:value-type="float">
            <text:p>1</text:p>
          </table:table-cell>
          <table:table-cell table:style-name="ce42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6" table:formula="of:=IF([.F36]=1;&quot;ddd&quot;;DEC2HEX((((((([.G36]*32+[.I36])*2+[.N36])*2+[.O36])*2+[.P36])*4+[.Q36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189"/>
          <table:table-cell table:style-name="ce352" table:formula="of:=CONCATENATE(&quot;[&quot;;DEC2HEX(([.V36]*2+[.W36])*8+[.X36];2);[.AA36];[.AM36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115" office:value-type="string" calcext:value-type="string">
            <text:p><text:span text:style-name="T4">Simple Train Node Ident Info</text:span><text:span text:style-name="T5"> Reply</text:span>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3"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 table:number-columns-spanned="2" table:number-rows-spanned="1">
            <text:p>2</text:p>
          </table:table-cell>
          <table:covered-table-cell table:style-name="ce207"/>
          <table:table-cell table:style-name="ce207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207"/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07" table:number-columns-spanned="2" table:number-rows-spanned="1"/>
          <table:covered-table-cell table:style-name="ce207"/>
          <table:table-cell table:style-name="ce115"/>
          <table:table-cell table:style-name="ce474" table:formula="of:=DEC2HEX((((((((([.C37]*2+[.D37])*2+[.E37])*2+[.F37])*4+[.G37])*32+[.I37])*2+[.N37])*2+[.O37])*2+[.P37])*4+[.Q37];4)" office:value-type="string" office:string-value="09C8" calcext:value-type="string">
            <text:p>09C8</text:p>
          </table:table-cell>
          <table:table-cell table:style-name="ce184"/>
          <table:table-cell table:style-name="ce535" office:value-type="float" office:value="1" calcext:value-type="float">
            <text:p>1</text:p>
          </table:table-cell>
          <table:table-cell table:style-name="ce432" office:value-type="float" office:value="1" calcext:value-type="float">
            <text:p>1</text:p>
          </table:table-cell>
          <table:table-cell table:style-name="ce43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08" table:formula="of:=IF([.F37]=1;&quot;ddd&quot;;DEC2HEX((((((([.G37]*32+[.I37])*2+[.N37])*2+[.O37])*2+[.P37])*4+[.Q37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5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722"/>
          <table:table-cell table:style-name="ce352" table:formula="of:=CONCATENATE(&quot;[&quot;;DEC2HEX(([.V37]*2+[.W37])*8+[.X37];2);[.AA37];[.AM37];&quot;]&quot;)" office:value-type="string" office:string-value="[199C8sss]" calcext:value-type="string">
            <text:p>[199C8sss]</text:p>
          </table:table-cell>
          <table:table-cell table:style-name="ce751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8" office:value-type="string" calcext:value-type="string" table:number-columns-spanned="1" table:number-rows-spanned="2">
            <text:p>SNIP</text:p>
          </table:table-cell>
          <table:table-cell table:style-name="ce116" office:value-type="string" calcext:value-type="string">
            <text:p>Simple Node Info Request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3" table:style-name="ce208" office:value-type="float" office:value="0" calcext:value-type="float">
            <text:p>0</text:p>
          </table:table-cell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208"/>
          <table:table-cell table:style-name="ce20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08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08" table:number-columns-spanned="2" table:number-rows-spanned="1"/>
          <table:covered-table-cell table:style-name="ce208"/>
          <table:table-cell table:style-name="ce116"/>
          <table:table-cell table:style-name="ce475" table:formula="of:=DEC2HEX((((((((([.C38]*2+[.D38])*2+[.E38])*2+[.F38])*4+[.G38])*32+[.I38])*2+[.N38])*2+[.O38])*2+[.P38])*4+[.Q38];4)" office:value-type="string" office:string-value="0DE8" calcext:value-type="string">
            <text:p>0DE8</text:p>
          </table:table-cell>
          <table:table-cell table:style-name="ce497"/>
          <table:table-cell table:style-name="ce536" office:value-type="float" office:value="1" calcext:value-type="float">
            <text:p>1</text:p>
          </table:table-cell>
          <table:table-cell table:style-name="ce434" office:value-type="float" office:value="1" calcext:value-type="float">
            <text:p>1</text:p>
          </table:table-cell>
          <table:table-cell table:style-name="ce4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34"/>
          <table:table-cell table:style-name="ce620" table:formula="of:=IF([.F38]=1;&quot;ddd&quot;;DEC2HEX((((((([.G38]*32+[.I38])*2+[.N38])*2+[.O38])*2+[.P38])*4+[.Q38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4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723"/>
          <table:table-cell table:style-name="ce434" table:formula="of:=CONCATENATE(&quot;[&quot;;DEC2HEX(([.V38]*2+[.W38])*8+[.X38];2);[.AA38];[.AM38];&quot;]&quot;)" office:value-type="string" office:string-value="[19DE8sss]" calcext:value-type="string">
            <text:p>[19DE8sss]</text:p>
          </table:table-cell>
          <table:table-cell table:style-name="ce752" office:value-type="string" calcext:value-type="string">
            <text:p>fddd</text:p>
          </table:table-cell>
          <table:table-cell table:style-name="ce762" table:number-columns-repeated="8"/>
          <table:table-cell table:style-name="ce765"/>
          <table:table-cell table:style-name="ce762" table:number-columns-repeated="960"/>
          <table:table-cell table:style-name="ce767" table:number-columns-repeated="2"/>
        </table:table-row>
        <table:table-row table:style-name="ro1">
          <table:covered-table-cell table:style-name="ce13"/>
          <table:table-cell table:style-name="ce120" office:value-type="string" calcext:value-type="string">
            <text:p><text:span text:style-name="T4">Simple Node Info</text:span><text:span text:style-name="T5"> Reply</text:span>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3" table:style-name="ce209" office:value-type="float" office:value="0" calcext:value-type="float">
            <text:p>0</text:p>
          </table:table-cell>
          <table:table-cell table:style-name="ce209" office:value-type="float" office:value="2" calcext:value-type="float" table:number-columns-spanned="2" table:number-rows-spanned="1">
            <text:p>2</text:p>
          </table:table-cell>
          <table:covered-table-cell table:style-name="ce209"/>
          <table:table-cell table:style-name="ce209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209"/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09" table:number-columns-spanned="2" table:number-rows-spanned="1"/>
          <table:covered-table-cell table:style-name="ce209"/>
          <table:table-cell table:style-name="ce120"/>
          <table:table-cell table:style-name="ce476" table:formula="of:=DEC2HEX((((((((([.C39]*2+[.D39])*2+[.E39])*2+[.F39])*4+[.G39])*32+[.I39])*2+[.N39])*2+[.O39])*2+[.P39])*4+[.Q39];4)" office:value-type="string" office:string-value="0A08" calcext:value-type="string">
            <text:p>0A08</text:p>
          </table:table-cell>
          <table:table-cell table:style-name="ce497"/>
          <table:table-cell table:style-name="ce537" office:value-type="float" office:value="1" calcext:value-type="float">
            <text:p>1</text:p>
          </table:table-cell>
          <table:table-cell table:style-name="ce435" office:value-type="float" office:value="1" calcext:value-type="float">
            <text:p>1</text:p>
          </table:table-cell>
          <table:table-cell table:style-name="ce43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21" table:formula="of:=IF([.F39]=1;&quot;ddd&quot;;DEC2HEX((((((([.G39]*32+[.I39])*2+[.N39])*2+[.O39])*2+[.P39])*4+[.Q39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5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724"/>
          <table:table-cell table:style-name="ce434" table:formula="of:=CONCATENATE(&quot;[&quot;;DEC2HEX(([.V39]*2+[.W39])*8+[.X39];2);[.AA39];[.AM39];&quot;]&quot;)" office:value-type="string" office:string-value="[19A08sss]" calcext:value-type="string">
            <text:p>[19A08sss]</text:p>
          </table:table-cell>
          <table:table-cell table:style-name="ce753" office:value-type="string" calcext:value-type="string">
            <text:p>fddd, data bytes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table-cell table:style-name="ce20" office:value-type="string" calcext:value-type="string" table:number-columns-spanned="1" table:number-rows-spanned="7">
            <text:p>Datagram</text:p>
          </table:table-cell>
          <table:table-cell table:style-name="ce126" office:value-type="string" calcext:value-type="string">
            <text:p>Datagram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 table:number-columns-spanned="2" table:number-rows-spanned="1">
            <text:p>3</text:p>
          </table:table-cell>
          <table:covered-table-cell table:style-name="ce210"/>
          <table:table-cell table:style-name="ce21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210"/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spanned="2" table:number-rows-spanned="1"/>
          <table:covered-table-cell table:style-name="ce210"/>
          <table:table-cell table:style-name="ce433"/>
          <table:table-cell table:style-name="ce477" table:formula="of:=DEC2HEX((((((((([.C40]*2+[.D40])*2+[.E40])*2+[.F40])*4+[.G40])*32+[.I40])*2+[.N40])*2+[.O40])*2+[.P40])*4+[.Q40];4)" office:value-type="string" office:string-value="1C48" calcext:value-type="string">
            <text:p>1C48</text:p>
          </table:table-cell>
          <table:table-cell table:style-name="ce498"/>
          <table:table-cell table:style-name="ce538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763" table:number-columns-repeated="969"/>
          <table:table-cell table:style-name="ce597" table:number-columns-repeated="2"/>
        </table:table-row>
        <table:table-row table:style-name="ro1">
          <table:covered-table-cell table:style-name="ce15"/>
          <table:table-cell table:style-name="ce141" office:value-type="string" calcext:value-type="string">
            <text:p><text:s text:c="6"/>CAN-Datagram Content (one frame)</text:p>
            <draw:g table:end-cell-address="Headers.B44" table:end-x="0.1756in" table:end-y="0.1587in" draw:z-index="9">
              <draw:custom-shape draw:style-name="gr1" draw:text-style-name="P1" svg:width="0.0835in" svg:height="0.0972in" draw:transform="rotate (-1.5707963267949) translate (0.173228346456693in 0.0799212598425197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" draw:text-style-name="P1" svg:width="0.0831in" svg:height="0.0972in" draw:transform="rotate (-1.5707963267949) translate (0.173228346456693in 0.250393700787402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75590551181102in 0.432677165354331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69291338582677in 0.60748031496063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4" draw:text-style-name="P1" svg:width="0.078in" svg:height="0.6594in" svg:x="0.0437in" svg:y="0.0035in">
                <text:p/>
                <draw:enhanced-geometry svg:viewBox="0 0 21600 21600" draw:mirror-horizontal="false" draw:mirror-vertical="false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234" office:value-type="string" calcext:value-type="string" table:number-columns-spanned="18" table:number-rows-spanned="1">
            <text:p>“</text:p>
          </table:table-cell>
          <table:covered-table-cell table:number-columns-repeated="15" table:style-name="ce211"/>
          <table:covered-table-cell table:style-name="ce71"/>
          <table:covered-table-cell table:style-name="ce520"/>
          <table:table-cell table:style-name="ce499"/>
          <table:table-cell table:style-name="ce539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46"/>
          <table:table-cell table:style-name="ce632" table:formula="of:=IF([.F$40]=1;&quot;ddd&quot;;DEC2HEX((((((([.G41]*32+[.I41])*2+[.N41])*2+[.O41])*2+[.P41])*4+[.Q41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446" office:value-type="string" calcext:value-type="string" table:number-columns-spanned="12" table:number-rows-spanned="1">
            <text:p>sss</text:p>
          </table:table-cell>
          <table:covered-table-cell table:number-columns-repeated="11" table:style-name="ce597"/>
          <table:table-cell table:style-name="ce726"/>
          <table:table-cell table:style-name="ce446" table:formula="of:=CONCATENATE(&quot;[&quot;;DEC2HEX(([.V41]*2+[.W41])*8+[.X41];2);[.AA41];[.AM41];&quot;]&quot;)" office:value-type="string" office:string-value="[1Adddsss]" calcext:value-type="string">
            <text:p>[1Adddsss]</text:p>
          </table:table-cell>
          <table:table-cell table:style-name="ce755" office:value-type="string" calcext:value-type="string">
            <text:p>Data (0-8 bytes) </text:p>
          </table:table-cell>
          <table:table-cell table:style-name="ce763" table:number-columns-repeated="969"/>
          <table:table-cell table:style-name="ce597" table:number-columns-repeated="2"/>
        </table:table-row>
        <table:table-row table:style-name="ro1">
          <table:covered-table-cell table:style-name="ce16"/>
          <table:table-cell table:style-name="ce143" office:value-type="string" calcext:value-type="string">
            <text:p><text:s text:c="6"/>CAN-Datagram Content (first frame)</text:p>
          </table:table-cell>
          <table:table-cell table:style-name="ce234" office:value-type="string" calcext:value-type="string" table:number-columns-spanned="18" table:number-rows-spanned="1">
            <text:p>“</text:p>
          </table:table-cell>
          <table:covered-table-cell table:number-columns-repeated="15" table:style-name="ce211"/>
          <table:covered-table-cell table:style-name="ce145"/>
          <table:covered-table-cell table:style-name="ce520"/>
          <table:table-cell table:style-name="ce500"/>
          <table:table-cell table:style-name="ce539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46"/>
          <table:table-cell table:style-name="ce632" table:formula="of:=IF([.F$40]=1;&quot;ddd&quot;;DEC2HEX((((((([.G42]*32+[.I42])*2+[.N42])*2+[.O42])*2+[.P42])*4+[.Q42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446" office:value-type="string" calcext:value-type="string" table:number-columns-spanned="12" table:number-rows-spanned="1">
            <text:p>sss</text:p>
          </table:table-cell>
          <table:covered-table-cell table:number-columns-repeated="11" table:style-name="ce597"/>
          <table:table-cell table:style-name="ce726"/>
          <table:table-cell table:style-name="ce446" table:formula="of:=CONCATENATE(&quot;[&quot;;DEC2HEX(([.V42]*2+[.W42])*8+[.X42];2);[.AA42];[.AM42];&quot;]&quot;)" office:value-type="string" office:string-value="[1Bdddsss]" calcext:value-type="string">
            <text:p>[1Bdddsss]</text:p>
          </table:table-cell>
          <table:table-cell table:style-name="ce755" office:value-type="string" calcext:value-type="string">
            <text:p>Data (0-8 bytes) </text:p>
          </table:table-cell>
          <table:table-cell table:style-name="ce763" table:number-columns-repeated="969"/>
          <table:table-cell table:style-name="ce597" table:number-columns-repeated="2"/>
        </table:table-row>
        <table:table-row table:style-name="ro1">
          <table:covered-table-cell table:style-name="ce16"/>
          <table:table-cell table:style-name="ce141" office:value-type="string" calcext:value-type="string">
            <text:p><text:s text:c="6"/>CAN-Datagram Content (middle frame)</text:p>
          </table:table-cell>
          <table:table-cell table:style-name="ce234" office:value-type="string" calcext:value-type="string" table:number-columns-spanned="18" table:number-rows-spanned="1">
            <text:p>“</text:p>
          </table:table-cell>
          <table:covered-table-cell table:number-columns-repeated="15" table:style-name="ce211"/>
          <table:covered-table-cell table:style-name="ce71"/>
          <table:covered-table-cell table:style-name="ce520"/>
          <table:table-cell table:style-name="ce499"/>
          <table:table-cell table:style-name="ce539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46"/>
          <table:table-cell table:style-name="ce632" table:formula="of:=IF([.F$40]=1;&quot;ddd&quot;;DEC2HEX((((((([.G43]*32+[.I43])*2+[.N43])*2+[.O43])*2+[.P43])*4+[.Q43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446" office:value-type="string" calcext:value-type="string" table:number-columns-spanned="12" table:number-rows-spanned="1">
            <text:p>sss</text:p>
          </table:table-cell>
          <table:covered-table-cell table:number-columns-repeated="11" table:style-name="ce597"/>
          <table:table-cell table:style-name="ce726"/>
          <table:table-cell table:style-name="ce446" table:formula="of:=CONCATENATE(&quot;[&quot;;DEC2HEX(([.V43]*2+[.W43])*8+[.X43];2);[.AA43];[.AM43];&quot;]&quot;)" office:value-type="string" office:string-value="[1Cdddsss]" calcext:value-type="string">
            <text:p>[1Cdddsss]</text:p>
          </table:table-cell>
          <table:table-cell table:style-name="ce755" office:value-type="string" calcext:value-type="string">
            <text:p>Data (0-8 bytes) </text:p>
          </table:table-cell>
          <table:table-cell table:style-name="ce763" table:number-columns-repeated="969"/>
          <table:table-cell table:style-name="ce597" table:number-columns-repeated="2"/>
        </table:table-row>
        <table:table-row table:style-name="ro1">
          <table:covered-table-cell table:style-name="ce16"/>
          <table:table-cell table:style-name="ce157" office:value-type="string" calcext:value-type="string">
            <text:p><text:s text:c="6"/>CAN-Datagram Content (last frame)</text:p>
          </table:table-cell>
          <table:table-cell table:style-name="ce235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499"/>
          <table:table-cell table:style-name="ce540" office:value-type="float" office:value="1" calcext:value-type="float">
            <text:p>1</text:p>
          </table:table-cell>
          <table:table-cell table:style-name="ce447" office:value-type="float" office:value="1" calcext:value-type="float">
            <text:p>1</text:p>
          </table:table-cell>
          <table:table-cell table:style-name="ce44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47"/>
          <table:table-cell table:style-name="ce644" table:formula="of:=IF([.F$40]=1;&quot;ddd&quot;;DEC2HEX((((((([.G44]*32+[.I44])*2+[.N44])*2+[.O44])*2+[.P44])*4+[.Q4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447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727"/>
          <table:table-cell table:style-name="ce446" table:formula="of:=CONCATENATE(&quot;[&quot;;DEC2HEX(([.V44]*2+[.W44])*8+[.X44];2);[.AA44];[.AM44];&quot;]&quot;)" office:value-type="string" office:string-value="[1Ddddsss]" calcext:value-type="string">
            <text:p>[1Ddddsss]</text:p>
          </table:table-cell>
          <table:table-cell table:style-name="ce756" office:value-type="string" calcext:value-type="string">
            <text:p>Data (0-8 bytes) </text:p>
          </table:table-cell>
          <table:table-cell table:style-name="ce763" table:number-columns-repeated="969"/>
          <table:table-cell table:style-name="ce597" table:number-columns-repeated="2"/>
        </table:table-row>
        <table:table-row table:style-name="ro1">
          <table:covered-table-cell table:style-name="ce16"/>
          <table:table-cell table:style-name="ce71" office:value-type="string" calcext:value-type="string">
            <text:p>Datagram Received OK</text:p>
            <draw:line table:end-cell-address="Headers.B57" table:end-x="1.9075in" table:end-y="0.0122in" draw:z-index="11" draw:style-name="gr5" draw:text-style-name="P2" svg:x1="1.9075in" svg:y1="0.0476in" svg:x2="1.5661in" svg:y2="2.0484in">
              <text:p/>
            </draw:line>
          </table:table-cell>
          <table:table-cell table:style-name="ce236" office:value-type="float" office:value="0" calcext:value-type="float">
            <text:p>0</text:p>
          </table:table-cell>
          <table:table-cell table:number-columns-repeated="3" table:style-name="ce211" office:value-type="float" office:value="0" calcext:value-type="float">
            <text:p>0</text:p>
          </table:table-cell>
          <table:table-cell table:style-name="ce211" office:value-type="float" office:value="2" calcext:value-type="float" table:number-columns-spanned="2" table:number-rows-spanned="1">
            <text:p>2</text:p>
          </table:table-cell>
          <table:covered-table-cell table:style-name="ce211"/>
          <table:table-cell table:style-name="ce211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211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0" calcext:value-type="float">
            <text:p>0</text:p>
          </table:table-cell>
          <table:table-cell table:style-name="ce211" table:number-columns-spanned="2" table:number-rows-spanned="1"/>
          <table:covered-table-cell table:style-name="ce211"/>
          <table:table-cell table:style-name="ce71"/>
          <table:table-cell table:style-name="ce480" table:formula="of:=DEC2HEX((((((((([.C45]*2+[.D45])*2+[.E45])*2+[.F45])*4+[.G45])*32+[.I45])*2+[.N45])*2+[.O45])*2+[.P45])*4+[.Q45];4)" office:value-type="string" office:string-value="0A28" calcext:value-type="string">
            <text:p>0A28</text:p>
          </table:table-cell>
          <table:table-cell table:style-name="ce499"/>
          <table:table-cell table:style-name="ce541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46"/>
          <table:table-cell table:style-name="ce645" table:formula="of:=IF([.F45]=1;&quot;ddd&quot;;DEC2HEX((((((([.G45]*32+[.I45])*2+[.N45])*2+[.O45])*2+[.P45])*4+[.Q45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446" office:value-type="string" calcext:value-type="string" table:number-columns-spanned="12" table:number-rows-spanned="1">
            <text:p>sss</text:p>
          </table:table-cell>
          <table:covered-table-cell table:number-columns-repeated="11" table:style-name="ce597"/>
          <table:table-cell table:style-name="ce726"/>
          <table:table-cell table:style-name="ce446" table:formula="of:=CONCATENATE(&quot;[&quot;;DEC2HEX(([.V45]*2+[.W45])*8+[.X45];2);[.AA45];[.AM45];&quot;]&quot;)" office:value-type="string" office:string-value="[19A28sss]" calcext:value-type="string">
            <text:p>[19A28sss]</text:p>
          </table:table-cell>
          <table:table-cell table:style-name="ce757" office:value-type="string" calcext:value-type="string">
            <text:p>fddd</text:p>
          </table:table-cell>
          <table:table-cell table:style-name="ce763" table:number-columns-repeated="969"/>
          <table:table-cell table:style-name="ce597" table:number-columns-repeated="2"/>
        </table:table-row>
        <table:table-row table:style-name="ro1">
          <table:covered-table-cell table:style-name="ce20"/>
          <table:table-cell table:style-name="ce159" office:value-type="string" calcext:value-type="string">
            <text:p>Datagram Rejected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213" office:value-type="float" office:value="0" calcext:value-type="float">
            <text:p>0</text:p>
          </table:table-cell>
          <table:table-cell table:style-name="ce213" office:value-type="float" office:value="2" calcext:value-type="float" table:number-columns-spanned="2" table:number-rows-spanned="1">
            <text:p>2</text:p>
          </table:table-cell>
          <table:covered-table-cell table:style-name="ce213"/>
          <table:table-cell table:style-name="ce213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213"/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213" table:number-columns-spanned="2" table:number-rows-spanned="1"/>
          <table:covered-table-cell table:style-name="ce213"/>
          <table:table-cell table:style-name="ce159"/>
          <table:table-cell table:style-name="ce481" table:formula="of:=DEC2HEX((((((((([.C46]*2+[.D46])*2+[.E46])*2+[.F46])*4+[.G46])*32+[.I46])*2+[.N46])*2+[.O46])*2+[.P46])*4+[.Q46];4)" office:value-type="string" office:string-value="0A48" calcext:value-type="string">
            <text:p>0A48</text:p>
          </table:table-cell>
          <table:table-cell table:style-name="ce499"/>
          <table:table-cell table:style-name="ce542" office:value-type="float" office:value="1" calcext:value-type="float">
            <text:p>1</text:p>
          </table:table-cell>
          <table:table-cell table:style-name="ce454" office:value-type="float" office:value="1" calcext:value-type="float">
            <text:p>1</text:p>
          </table:table-cell>
          <table:table-cell table:style-name="ce45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46" table:formula="of:=IF([.F46]=1;&quot;ddd&quot;;DEC2HEX((((((([.G46]*32+[.I46])*2+[.N46])*2+[.O46])*2+[.P46])*4+[.Q46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567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728"/>
          <table:table-cell table:style-name="ce446" table:formula="of:=CONCATENATE(&quot;[&quot;;DEC2HEX(([.V46]*2+[.W46])*8+[.X46];2);[.AA46];[.AM46];&quot;]&quot;)" office:value-type="string" office:string-value="[19A48sss]" calcext:value-type="string">
            <text:p>[19A48sss]</text:p>
          </table:table-cell>
          <table:table-cell table:style-name="ce758" office:value-type="string" calcext:value-type="string">
            <text:p>fddd, error code</text:p>
          </table:table-cell>
          <table:table-cell table:style-name="ce763" table:number-columns-repeated="969"/>
          <table:table-cell table:style-name="ce597" table:number-columns-repeated="2"/>
        </table:table-row>
        <table:table-row table:style-name="ro1">
          <table:table-cell table:style-name="ce18" office:value-type="string" calcext:value-type="string" table:number-columns-spanned="1" table:number-rows-spanned="5">
            <text:p>Stream</text:p>
          </table:table-cell>
          <table:table-cell table:style-name="ce160" office:value-type="string" calcext:value-type="string">
            <text:p>Stream Initiate Request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3" table:style-name="ce208" office:value-type="float" office:value="0" calcext:value-type="float">
            <text:p>0</text:p>
          </table:table-cell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208"/>
          <table:table-cell table:style-name="ce208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208"/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08" table:number-columns-spanned="2" table:number-rows-spanned="1"/>
          <table:covered-table-cell table:style-name="ce208"/>
          <table:table-cell table:style-name="ce160"/>
          <table:table-cell table:style-name="ce475" table:formula="of:=DEC2HEX((((((((([.C47]*2+[.D47])*2+[.E47])*2+[.F47])*4+[.G47])*32+[.I47])*2+[.N47])*2+[.O47])*2+[.P47])*4+[.Q47];4)" office:value-type="string" office:string-value="0CC8" calcext:value-type="string">
            <text:p>0CC8</text:p>
          </table:table-cell>
          <table:table-cell table:style-name="ce501"/>
          <table:table-cell table:style-name="ce536" office:value-type="float" office:value="1" calcext:value-type="float">
            <text:p>1</text:p>
          </table:table-cell>
          <table:table-cell table:style-name="ce434" office:value-type="float" office:value="1" calcext:value-type="float">
            <text:p>1</text:p>
          </table:table-cell>
          <table:table-cell table:style-name="ce4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34"/>
          <table:table-cell table:style-name="ce656" table:formula="of:=IF([.F47]=1;&quot;ddd&quot;;DEC2HEX((((((([.G47]*32+[.I47])*2+[.N47])*2+[.O47])*2+[.P47])*4+[.Q47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4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723"/>
          <table:table-cell table:style-name="ce369" table:formula="of:=CONCATENATE(&quot;[&quot;;DEC2HEX(([.V47]*2+[.W47])*8+[.X47];2);[.AA47];[.AM47];&quot;]&quot;)" office:value-type="string" office:string-value="[19CC8sss]" calcext:value-type="string">
            <text:p>[19CC8sss]</text:p>
          </table:table-cell>
          <table:table-cell table:style-name="ce752" office:value-type="string" calcext:value-type="string">
            <text:p>fddd, buffer size, srcSID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7"/>
          <table:table-cell table:style-name="ce161" office:value-type="string" calcext:value-type="string">
            <text:p>Stream Initiate Reply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117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table:number-columns-spanned="2" table:number-rows-spanned="1"/>
          <table:covered-table-cell table:style-name="ce117"/>
          <table:table-cell table:style-name="ce161"/>
          <table:table-cell table:style-name="ce482" table:formula="of:=DEC2HEX((((((((([.C48]*2+[.D48])*2+[.E48])*2+[.F48])*4+[.G48])*32+[.I48])*2+[.N48])*2+[.O48])*2+[.P48])*4+[.Q48];4)" office:value-type="string" office:string-value="0868" calcext:value-type="string">
            <text:p>0868</text:p>
          </table:table-cell>
          <table:table-cell table:style-name="ce501"/>
          <table:table-cell table:style-name="ce543" office:value-type="float" office:value="1" calcext:value-type="float">
            <text:p>1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9"/>
          <table:table-cell table:style-name="ce657" table:formula="of:=IF([.F48]=1;&quot;ddd&quot;;DEC2HEX((((((([.G48]*32+[.I48])*2+[.N48])*2+[.O48])*2+[.P48])*4+[.Q48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369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369" table:formula="of:=CONCATENATE(&quot;[&quot;;DEC2HEX(([.V48]*2+[.W48])*8+[.X48];2);[.AA48];[.AM48];&quot;]&quot;)" office:value-type="string" office:string-value="[19868sss]" calcext:value-type="string">
            <text:p>[19868sss]</text:p>
          </table:table-cell>
          <table:table-cell table:style-name="ce749" office:value-type="string" calcext:value-type="string">
            <text:p>fddd, buffer size, srcSID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7"/>
          <table:table-cell table:style-name="ce161" office:value-type="string" calcext:value-type="string">
            <text:p>Stream Data Send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17"/>
          <table:table-cell table:style-name="ce117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table:number-columns-spanned="2" table:number-rows-spanned="1"/>
          <table:covered-table-cell table:style-name="ce117"/>
          <table:table-cell table:style-name="ce161"/>
          <table:table-cell table:style-name="ce482" table:formula="of:=DEC2HEX((((((((([.C49]*2+[.D49])*2+[.E49])*2+[.F49])*4+[.G49])*32+[.I49])*2+[.N49])*2+[.O49])*2+[.P49])*4+[.Q49];4)" office:value-type="string" office:string-value="1F88" calcext:value-type="string">
            <text:p>1F88</text:p>
          </table:table-cell>
          <table:table-cell table:style-name="ce501"/>
          <table:table-cell table:style-name="ce543" office:value-type="float" office:value="1" calcext:value-type="float">
            <text:p>1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9"/>
          <table:table-cell table:style-name="ce658" table:formula="of:=IF([.F49]=1;&quot;ddd&quot;;DEC2HEX((((((([.G49]*32+[.I49])*2+[.N49])*2+[.O49])*2+[.P49])*4+[.Q49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369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369" table:formula="of:=CONCATENATE(&quot;[&quot;;DEC2HEX(([.V49]*2+[.W49])*8+[.X49];2);[.AA49];[.AM49];&quot;]&quot;)" office:value-type="string" office:string-value="[1Fdddsss]" calcext:value-type="string">
            <text:p>[1Fdddsss]</text:p>
          </table:table-cell>
          <table:table-cell table:style-name="ce749" office:value-type="string" calcext:value-type="string">
            <text:p>Data (0-8 bytes)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7"/>
          <table:table-cell table:style-name="ce161" office:value-type="string" calcext:value-type="string">
            <text:p>Stream Data Proceed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117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table:number-columns-spanned="2" table:number-rows-spanned="1"/>
          <table:covered-table-cell table:style-name="ce117"/>
          <table:table-cell table:style-name="ce161"/>
          <table:table-cell table:style-name="ce482" table:formula="of:=DEC2HEX((((((((([.C50]*2+[.D50])*2+[.E50])*2+[.F50])*4+[.G50])*32+[.I50])*2+[.N50])*2+[.O50])*2+[.P50])*4+[.Q50];4)" office:value-type="string" office:string-value="0888" calcext:value-type="string">
            <text:p>0888</text:p>
          </table:table-cell>
          <table:table-cell table:style-name="ce501"/>
          <table:table-cell table:style-name="ce543" office:value-type="float" office:value="1" calcext:value-type="float">
            <text:p>1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9"/>
          <table:table-cell table:style-name="ce659" table:formula="of:=IF([.F50]=1;&quot;ddd&quot;;DEC2HEX((((((([.G50]*32+[.I50])*2+[.N50])*2+[.O50])*2+[.P50])*4+[.Q50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369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369" table:formula="of:=CONCATENATE(&quot;[&quot;;DEC2HEX(([.V50]*2+[.W50])*8+[.X50];2);[.AA50];[.AM50];&quot;]&quot;)" office:value-type="string" office:string-value="[19888sss]" calcext:value-type="string">
            <text:p>[19888sss]</text:p>
          </table:table-cell>
          <table:table-cell table:style-name="ce749" office:value-type="string" calcext:value-type="string">
            <text:p>fddd, srcSID, dstSID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3"/>
          <table:table-cell table:style-name="ce162" office:value-type="string" calcext:value-type="string">
            <text:p>Stream Data Complete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3" table:style-name="ce214" office:value-type="float" office:value="0" calcext:value-type="float">
            <text:p>0</text:p>
          </table:table-cell>
          <table:table-cell table:style-name="ce214" office:value-type="float" office:value="2" calcext:value-type="float" table:number-columns-spanned="2" table:number-rows-spanned="1">
            <text:p>2</text:p>
          </table:table-cell>
          <table:covered-table-cell table:style-name="ce214"/>
          <table:table-cell table:style-name="ce214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214"/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0" calcext:value-type="float">
            <text:p>0</text:p>
          </table:table-cell>
          <table:table-cell table:style-name="ce214" table:number-columns-spanned="2" table:number-rows-spanned="1"/>
          <table:covered-table-cell table:style-name="ce214"/>
          <table:table-cell table:style-name="ce162"/>
          <table:table-cell table:style-name="ce483" table:formula="of:=DEC2HEX((((((((([.C51]*2+[.D51])*2+[.E51])*2+[.F51])*4+[.G51])*32+[.I51])*2+[.N51])*2+[.O51])*2+[.P51])*4+[.Q51];4)" office:value-type="string" office:string-value="08A8" calcext:value-type="string">
            <text:p>08A8</text:p>
          </table:table-cell>
          <table:table-cell table:style-name="ce501"/>
          <table:table-cell table:style-name="ce544" office:value-type="float" office:value="1" calcext:value-type="float">
            <text:p>1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60" table:formula="of:=IF([.F51]=1;&quot;ddd&quot;;DEC2HEX((((((([.G51]*32+[.I51])*2+[.N51])*2+[.O51])*2+[.P51])*4+[.Q51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568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729"/>
          <table:table-cell table:style-name="ce369" table:formula="of:=CONCATENATE(&quot;[&quot;;DEC2HEX(([.V51]*2+[.W51])*8+[.X51];2);[.AA51];[.AM51];&quot;]&quot;)" office:value-type="string" office:string-value="[198A8sss]" calcext:value-type="string">
            <text:p>[198A8sss]</text:p>
            <draw:ellipse table:end-cell-address="Headers.BA52" table:end-x="0.2673in" table:end-y="0.0492in" draw:z-index="8" draw:style-name="gr6" draw:text-style-name="P3" svg:width="0.3083in" svg:height="0.2079in" svg:x="0.7701in" svg:y="0.0193in">
              <text:p/>
            </draw:ellipse>
          </table:table-cell>
          <table:table-cell table:style-name="ce759" office:value-type="string" calcext:value-type="string">
            <text:p>fddd, srcSID, dstSID, { len }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table-cell table:style-name="ce72" office:value-type="string" calcext:value-type="string">
            <text:p>Extra</text:p>
          </table:table-cell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0" calcext:value-type="float" table:number-columns-spanned="2" table:number-rows-spanned="1">
            <text:p>0</text:p>
          </table:table-cell>
          <table:covered-table-cell table:style-name="ce227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7"/>
          <table:table-cell table:style-name="ce240" table:number-columns-repeated="4"/>
          <table:table-cell table:style-name="ce227"/>
          <table:table-cell table:style-name="ce163"/>
          <table:table-cell table:style-name="ce484"/>
          <table:table-cell table:style-name="ce502"/>
          <table:table-cell table:style-name="ce545"/>
          <table:table-cell table:style-name="ce569" table:number-columns-repeated="2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569"/>
          <table:table-cell table:style-name="ce227" table:number-columns-repeated="11"/>
          <table:table-cell table:style-name="ce730"/>
          <table:table-cell table:style-name="ce569">
            <draw:line table:end-cell-address="Headers.AZ57" table:end-x="0.8087in" table:end-y="0.1378in" draw:z-index="0" draw:style-name="gr7" draw:text-style-name="P2" svg:x1="0.3665in" svg:y1="0.9295in" svg:x2="0.8087in" svg:y2="0.0339in">
              <text:p/>
            </draw:line>
          </table:table-cell>
          <table:table-cell table:style-name="ce760"/>
          <table:table-cell table:style-name="ce763" table:number-columns-repeated="969"/>
          <table:table-cell table:style-name="ce597" table:number-columns-repeated="2"/>
        </table:table-row>
        <table:table-row table:style-name="ro1">
          <table:table-cell table:style-name="ce72"/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7"/>
          <table:table-cell table:style-name="ce240" table:number-columns-repeated="4"/>
          <table:table-cell table:style-name="ce227"/>
          <table:table-cell table:style-name="ce163"/>
          <table:table-cell table:style-name="ce484"/>
          <table:table-cell table:style-name="ce502"/>
          <table:table-cell table:style-name="ce545"/>
          <table:table-cell table:style-name="ce569" table:number-columns-repeated="2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569"/>
          <table:table-cell table:style-name="ce227" table:number-columns-repeated="11"/>
          <table:table-cell table:style-name="ce730"/>
          <table:table-cell table:style-name="ce569"/>
          <table:table-cell table:style-name="ce760"/>
          <table:table-cell table:style-name="ce763" table:number-columns-repeated="969"/>
          <table:table-cell table:style-name="ce597" table:number-columns-repeated="2"/>
        </table:table-row>
        <table:table-row table:style-name="ro1">
          <table:table-cell table:style-name="ce72"/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27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7"/>
          <table:table-cell table:style-name="ce240" table:number-columns-repeated="4"/>
          <table:table-cell table:style-name="ce227"/>
          <table:table-cell table:style-name="ce163"/>
          <table:table-cell table:style-name="ce484"/>
          <table:table-cell table:style-name="ce502"/>
          <table:table-cell table:style-name="ce545"/>
          <table:table-cell table:style-name="ce569" table:number-columns-repeated="2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569"/>
          <table:table-cell table:style-name="ce227" table:number-columns-repeated="11"/>
          <table:table-cell table:style-name="ce730"/>
          <table:table-cell table:style-name="ce569"/>
          <table:table-cell table:style-name="ce760"/>
          <table:table-cell table:style-name="ce763" table:number-columns-repeated="969"/>
          <table:table-cell table:style-name="ce597" table:number-columns-repeated="2"/>
        </table:table-row>
        <table:table-row table:style-name="ro1">
          <table:table-cell table:style-name="ce72"/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27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7"/>
          <table:table-cell table:style-name="ce240" table:number-columns-repeated="4"/>
          <table:table-cell table:style-name="ce227"/>
          <table:table-cell table:style-name="ce163"/>
          <table:table-cell table:style-name="ce484"/>
          <table:table-cell table:style-name="ce502"/>
          <table:table-cell table:style-name="ce545"/>
          <table:table-cell table:style-name="ce569" table:number-columns-repeated="2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569"/>
          <table:table-cell table:style-name="ce227" table:number-columns-repeated="11"/>
          <table:table-cell table:style-name="ce730"/>
          <table:table-cell table:style-name="ce569"/>
          <table:table-cell table:style-name="ce760"/>
          <table:table-cell table:style-name="ce763" table:number-columns-repeated="969"/>
          <table:table-cell table:style-name="ce597" table:number-columns-repeated="2"/>
        </table:table-row>
        <table:table-row table:style-name="ro3">
          <table:table-cell table:style-name="ce85"/>
          <table:table-cell table:style-name="ce164"/>
          <table:table-cell table:style-name="ce242"/>
          <table:table-cell table:style-name="ce215" table:number-columns-repeated="3"/>
          <table:table-cell table:style-name="ce215" table:number-columns-spanned="2" table:number-rows-spanned="1"/>
          <table:covered-table-cell table:style-name="ce215"/>
          <table:table-cell table:style-name="ce215" table:number-columns-spanned="5" table:number-rows-spanned="1"/>
          <table:covered-table-cell table:number-columns-repeated="4" table:style-name="ce215"/>
          <table:table-cell table:style-name="ce215" table:number-columns-repeated="3"/>
          <table:table-cell table:style-name="ce215" table:number-columns-spanned="2" table:number-rows-spanned="1"/>
          <table:covered-table-cell table:style-name="ce215"/>
          <table:table-cell table:style-name="ce436"/>
          <table:table-cell table:style-name="ce485">
            <draw:line table:end-cell-address="Headers.T59" table:end-x="0.2657in" table:end-y="0.1028in" draw:z-index="5" draw:style-name="gr5" draw:text-style-name="P2" svg:x1="0.1406in" svg:y1="0.0173in" svg:x2="0.2657in" svg:y2="0.539in">
              <text:p/>
            </draw:line>
          </table:table-cell>
          <table:table-cell table:style-name="ce503"/>
          <table:table-cell table:style-name="ce546"/>
          <table:table-cell table:style-name="ce464"/>
          <table:table-cell table:style-name="ce464" table:number-columns-spanned="3" table:number-rows-spanned="1"/>
          <table:covered-table-cell table:number-columns-repeated="2" table:style-name="ce464"/>
          <table:table-cell table:style-name="ce464" table:number-columns-spanned="12" table:number-rows-spanned="1"/>
          <table:covered-table-cell table:number-columns-repeated="11" table:style-name="ce302"/>
          <table:table-cell table:style-name="ce464" table:number-columns-spanned="12" table:number-rows-spanned="1"/>
          <table:covered-table-cell table:number-columns-repeated="11" table:style-name="ce302"/>
          <table:table-cell table:style-name="ce731"/>
          <table:table-cell table:style-name="ce738"/>
          <table:table-cell table:style-name="ce761"/>
          <table:table-cell table:number-columns-repeated="971"/>
        </table:table-row>
        <table:table-row table:style-name="ro1">
          <table:table-cell table:number-columns-repeated="5"/>
          <table:table-cell>
            <draw:line table:end-cell-address="Headers.G60" table:end-x="0.0878in" table:end-y="0.128in" draw:z-index="7" draw:style-name="gr8" draw:text-style-name="P2" svg:x1="0.2587in" svg:y1="0.0736in" svg:x2="0.0717in" svg:y2="0.661in">
              <text:p/>
            </draw:line>
          </table:table-cell>
          <table:table-cell table:number-columns-repeated="13"/>
          <table:table-cell table:style-name="ce314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86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8"/>
          <table:table-cell>
            <draw:line table:end-cell-address="Headers.L66" table:end-x="0.1031in" table:end-y="0.0559in" draw:z-index="4" draw:style-name="gr8" draw:text-style-name="P2" svg:x1="0.274in" svg:y1="0.0799in" svg:x2="0.0374in" svg:y2="1.4783in">
              <text:p/>
            </draw:line>
          </table:table-cell>
          <table:table-cell table:number-columns-repeated="8"/>
          <table:table-cell table:style-name="ce25"/>
          <table:table-cell table:number-columns-repeated="6"/>
          <table:table-cell table:style-name="Default"/>
          <table:table-cell table:number-columns-repeated="8"/>
          <table:table-cell>
            <draw:line table:end-cell-address="Headers.AL63" table:end-x="0.0126in" table:end-y="0.0047in" draw:z-index="2" draw:style-name="gr8" draw:text-style-name="P2" svg:x1="0.1398in" svg:y1="0.0929in" svg:x2="0.3378in" svg:y2="0.8937in">
              <text:p/>
            </draw:line>
          </table:table-cell>
          <table:table-cell table:number-columns-repeated="10"/>
          <table:table-cell table:style-name="ce711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385"/>
          <table:table-cell table:style-name="ce220"/>
          <table:table-cell table:style-name="ce579" office:value-type="string" calcext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2" table:end-x="0.0976in" table:end-y="0.0413in" draw:z-index="10" draw:style-name="gr5" draw:text-style-name="P2" svg:x1="0.2602in" svg:y1="0.022in" svg:x2="0.0602in" svg:y2="0.5744in">
              <text:p/>
            </draw:line>
          </table:table-cell>
          <table:table-cell table:number-columns-repeated="4"/>
          <table:table-cell table:style-name="ce198" office:value-type="string" calcext:value-type="string">
            <text:p>r</text:p>
          </table:table-cell>
          <table:table-cell table:style-name="ce388" office:value-type="string" calcext:value-type="string">
            <text:p>r</text:p>
          </table:table-cell>
          <table:table-cell table:number-columns-repeated="2" table:style-name="ce388" office:value-type="float" office:value="0" calcext:value-type="float">
            <text:p>0</text:p>
          </table:table-cell>
          <table:table-cell table:style-name="ce181"/>
          <table:table-cell table:style-name="ce566" office:value-type="string" calcext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487" office:value-type="string" calcext:value-type="string" table:number-columns-spanned="15" table:number-rows-spanned="3">
            <text:p>A <text:span text:style-name="T6">Red</text:span> value in these columns means that it is identical to another value, and should be checked.  </text:p>
          </table:table-cell>
          <table:covered-table-cell table:style-name="ce43"/>
          <table:covered-table-cell table:style-name="ce264"/>
          <table:covered-table-cell table:style-name="ce314"/>
          <table:covered-table-cell table:style-name="ce264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388" office:value-type="string" calcext:value-type="string">
            <text:p>r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181"/>
          <table:table-cell table:style-name="ce566" office:value-type="string" calcext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1" table:end-x="0.124in" table:end-y="0.0417in" draw:z-index="6" draw:style-name="gr9" draw:text-style-name="P3" svg:width="0.1413in" svg:height="3.4874in" draw:transform="rotate (1.5707963267949) translate (0.64251968503937in 0.10905511811023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66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43"/>
          <table:covered-table-cell table:style-name="ce264"/>
          <table:covered-table-cell table:style-name="ce314"/>
          <table:covered-table-cell table:style-name="ce264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388" office:value-type="string" calcext:value-type="string">
            <text:p>r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181"/>
          <table:table-cell table:style-name="ce566" office:value-type="string" calcext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81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87" office:value-type="string" calcext:value-type="string" table:number-columns-spanned="3" table:number-rows-spanned="1">
            <text:p>Priority</text:p>
          </table:table-cell>
          <table:covered-table-cell table:style-name="ce220"/>
          <table:covered-table-cell table:style-name="ce87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43"/>
          <table:covered-table-cell table:style-name="ce264"/>
          <table:covered-table-cell table:style-name="ce314"/>
          <table:covered-table-cell table:style-name="ce264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390" office:value-type="string" calcext:value-type="string">
            <text:p>r</text:p>
          </table:table-cell>
          <table:table-cell table:number-columns-repeated="2" table:style-name="ce390" office:value-type="float" office:value="1" calcext:value-type="float">
            <text:p>1</text:p>
          </table:table-cell>
          <table:table-cell table:style-name="ce187"/>
          <table:table-cell table:style-name="ce570" office:value-type="string" calcext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168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310" office:value-type="float" office:value="0" calcext:value-type="float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712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169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311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99" table:end-x="0.0343in" table:end-y="0.1098in" draw:z-index="1" draw:style-name="gr10" draw:text-style-name="P3" svg:width="0.1602in" svg:height="6.0614in" draw:transform="rotate (1.5707963267949) translate (0.044488188976378in 0.10472440944881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66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169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311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81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504"/>
          <table:table-cell table:number-columns-repeated="2" table:style-name="ce385" office:value-type="string" calcext:value-type="string">
            <text:p>R</text:p>
          </table:table-cell>
          <table:table-cell table:style-name="ce385" office:value-type="string" calcext:value-type="string" table:number-columns-spanned="3" table:number-rows-spanned="1">
            <text:p>Type</text:p>
          </table:table-cell>
          <table:covered-table-cell table:number-columns-repeated="2" table:style-name="ce385"/>
          <table:table-cell table:style-name="ce385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385"/>
          <table:table-cell table:style-name="ce579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170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313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421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505"/>
          <table:table-cell table:number-columns-repeated="2" table:style-name="ce387" office:value-type="float" office:value="1" calcext:value-type="float">
            <text:p>1</text:p>
          </table:table-cell>
          <table:table-cell table:style-name="ce38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87"/>
          <table:table-cell table:style-name="ce387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387"/>
          <table:table-cell table:style-name="ce697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422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mmmm mmmm <text:span text:style-name="T8">0</text:span>mmm</text:p>
          </table:table-cell>
          <table:covered-table-cell table:number-columns-repeated="11" table:style-name="ce388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92" office:value-type="string" calcext:value-type="string" table:number-columns-spanned="2" table:number-rows-spanned="1">
            <text:p>Bit Descriptions</text:p>
            <draw:custom-shape table:end-cell-address="Headers.A98" table:end-x="0.1551in" table:end-y="0.0118in" draw:z-index="3" draw:style-name="gr11" draw:text-style-name="P3" svg:width="0.1547in" svg:height="5.1547in" draw:transform="rotate (1.5707963267949) translate (0.000393700787401575in 0.033858267716535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422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mmmm mmmm <text:span text:style-name="T8">1</text:span>mmm</text:p>
          </table:table-cell>
          <table:covered-table-cell table:number-columns-repeated="11" table:style-name="ce388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8" office:value-type="string" calcext:value-type="string">
            <text:p>Full-MTI bit</text:p>
          </table:table-cell>
          <table:table-cell table:style-name="ce87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250"/>
          <table:covered-table-cell table:style-name="ce132"/>
          <table:table-cell/>
          <table:table-cell table:style-name="ce422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2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94" office:value-type="string" calcext:value-type="string">
            <text:p>14-15</text:p>
          </table:table-cell>
          <table:table-cell table:style-name="ce96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422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2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94" office:value-type="float" office:value="13" calcext:value-type="float">
            <text:p>13</text:p>
          </table:table-cell>
          <table:table-cell table:style-name="ce96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181"/>
          <table:covered-table-cell table:style-name="ce96"/>
          <table:table-cell/>
          <table:table-cell table:style-name="ce422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2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94" office:value-type="float" office:value="12" calcext:value-type="float">
            <text:p>12</text:p>
          </table:table-cell>
          <table:table-cell table:style-name="ce96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181"/>
          <table:covered-table-cell table:style-name="ce96"/>
          <table:table-cell/>
          <table:table-cell table:style-name="ce422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2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95" office:value-type="string" calcext:value-type="string">
            <text:p>10-11</text:p>
          </table:table-cell>
          <table:table-cell table:style-name="ce96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181"/>
          <table:covered-table-cell table:style-name="ce96"/>
          <table:table-cell table:style-name="ce271"/>
          <table:table-cell table:style-name="ce422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262"/>
          <table:table-cell table:number-columns-repeated="2" table:style-name="ce388" office:value-type="float" office:value="1" calcext:value-type="float">
            <text:p>1</text:p>
          </table:table-cell>
          <table:table-cell table:style-name="ce38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88"/>
          <table:table-cell table:style-name="ce388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388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0" table:style-name="ce562"/>
          <table:covered-table-cell table:style-name="ce332"/>
          <table:table-cell table:number-columns-repeated="974"/>
        </table:table-row>
        <table:table-row table:style-name="ro1">
          <table:table-cell table:style-name="ce95" office:value-type="string" calcext:value-type="string">
            <text:p>5-9</text:p>
          </table:table-cell>
          <table:table-cell table:style-name="ce96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181"/>
          <table:covered-table-cell table:style-name="ce96"/>
          <table:table-cell table:style-name="ce271"/>
          <table:table-cell table:style-name="ce423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346"/>
          <table:table-cell table:number-columns-repeated="2" table:style-name="ce390" office:value-type="float" office:value="1" calcext:value-type="float">
            <text:p>1</text:p>
          </table:table-cell>
          <table:table-cell table:style-name="ce39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0"/>
          <table:table-cell table:style-name="ce26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390"/>
          <table:table-cell table:style-name="ce570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96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181"/>
          <table:covered-table-cell table:style-name="ce96"/>
          <table:table-cell table:style-name="ce271" table:number-columns-repeated="4"/>
          <table:table-cell/>
          <table:table-cell table:style-name="ce488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552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305"/>
          <table:table-cell table:number-columns-repeated="98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96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181"/>
          <table:covered-table-cell table:style-name="ce96"/>
          <table:table-cell table:style-name="ce271" table:number-columns-repeated="4"/>
          <table:table-cell/>
          <table:covered-table-cell table:style-name="ce179"/>
          <table:covered-table-cell table:style-name="ce262"/>
          <table:table-cell table:style-name="ce553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388"/>
          <table:covered-table-cell table:style-name="ce566"/>
          <table:table-cell table:number-columns-repeated="98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96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181"/>
          <table:covered-table-cell table:style-name="ce96"/>
          <table:table-cell table:style-name="ce271" table:number-columns-repeated="4"/>
          <table:table-cell/>
          <table:covered-table-cell table:style-name="ce179"/>
          <table:covered-table-cell table:style-name="ce262"/>
          <table:table-cell table:style-name="ce553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388"/>
          <table:covered-table-cell table:style-name="ce566"/>
          <table:table-cell table:number-columns-repeated="989"/>
        </table:table-row>
        <table:table-row table:style-name="ro1">
          <table:table-cell table:style-name="ce97" office:value-type="string" calcext:value-type="string">
            <text:p>0-1</text:p>
          </table:table-cell>
          <table:table-cell table:style-name="ce102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187"/>
          <table:covered-table-cell table:style-name="ce102"/>
          <table:table-cell table:style-name="ce271" table:number-columns-repeated="4"/>
          <table:table-cell/>
          <table:covered-table-cell table:style-name="ce180"/>
          <table:covered-table-cell table:style-name="ce346"/>
          <table:table-cell table:style-name="ce554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390"/>
          <table:covered-table-cell table:style-name="ce570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271" table:number-columns-repeated="16"/>
          <table:table-cell table:number-columns-repeated="1006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eaders.T52:Headers.T55 Headers.T7:Headers.T50">
            <calcext:condition calcext:apply-style-name="red" calcext:value="formula-is(COUNTIF([.$T$7:.$T$45]; [.T7]) &gt; 1)" calcext:base-cell-address="Headers.T7"/>
          </calcext:conditional-format>
          <calcext:conditional-format calcext:target-range-address="Headers.T51:Headers.T51">
            <calcext:condition calcext:apply-style-name="red" calcext:value="formula-is(COUNTIF([.$T$7:.$T$45]; [.T51]) &gt; 1)" calcext:base-cell-address="Headers.T51"/>
          </calcext:conditional-format>
          <calcext:conditional-format calcext:target-range-address="Headers.V52:Headers.X55 Headers.AM52:Headers.AM55 Headers.AZ52:Headers.AZ55">
            <calcext:condition calcext:apply-style-name="crossed out" calcext:value="formula-is(#REF!=1)" calcext:base-cell-address="Headers.V52"/>
          </calcext:conditional-format>
          <calcext:conditional-format calcext:target-range-address="Headers.AA52:Headers.AL55 Headers.AA7:Headers.AL39">
            <calcext:condition calcext:apply-style-name="crossed out" calcext:value="formula-is([.E7]=1)" calcext:base-cell-address="Headers.AA7"/>
            <calcext:condition calcext:apply-style-name="red" calcext:value="formula-is(COUNTIF([.$T$7:.$T$45]; [.T45]) &gt; 1)" calcext:base-cell-address="Headers.AA7"/>
          </calcext:conditional-format>
          <calcext:conditional-format calcext:target-range-address="Headers.AA45:Headers.AA45">
            <calcext:condition calcext:apply-style-name="red" calcext:value="formula-is(COUNTIF([.$T$7:.$T$45]; [.T49]) &gt; 1)" calcext:base-cell-address="Headers.AA45"/>
            <calcext:condition calcext:apply-style-name="crossed out" calcext:value="formula-is([.E45]=1)" calcext:base-cell-address="Headers.AA45"/>
          </calcext:conditional-format>
          <calcext:conditional-format calcext:target-range-address="Headers.AA46:Headers.AA46">
            <calcext:condition calcext:apply-style-name="red" calcext:value="formula-is(COUNTIF([.$T$7:.$T$45]; [.T50]) &gt; 1)" calcext:base-cell-address="Headers.AA46"/>
            <calcext:condition calcext:apply-style-name="crossed out" calcext:value="formula-is([.E46]=1)" calcext:base-cell-address="Headers.AA46"/>
          </calcext:conditional-format>
          <calcext:conditional-format calcext:target-range-address="Headers.AA47:Headers.AA47">
            <calcext:condition calcext:apply-style-name="red" calcext:value="formula-is(COUNTIF([.$T$7:.$T$45]; [.T51]) &gt; 1)" calcext:base-cell-address="Headers.AA47"/>
            <calcext:condition calcext:apply-style-name="crossed out" calcext:value="formula-is([.E47]=1)" calcext:base-cell-address="Headers.AA47"/>
          </calcext:conditional-format>
          <calcext:conditional-format calcext:target-range-address="Headers.AA48:Headers.AA48">
            <calcext:condition calcext:apply-style-name="red" calcext:value="formula-is(COUNTIF([.$T$7:.$T$45]; #REF!) &gt; 1)" calcext:base-cell-address="Headers.AA48"/>
            <calcext:condition calcext:apply-style-name="crossed out" calcext:value="formula-is([.E48]=1)" calcext:base-cell-address="Headers.AA48"/>
          </calcext:conditional-format>
          <calcext:conditional-format calcext:target-range-address="Headers.AA49:Headers.AA49">
            <calcext:condition calcext:apply-style-name="red" calcext:value="formula-is(COUNTIF([.$T$7:.$T$45]; #REF!) &gt; 1)" calcext:base-cell-address="Headers.AA49"/>
          </calcext:conditional-format>
          <calcext:conditional-format calcext:target-range-address="Headers.AA50:Headers.AA50">
            <calcext:condition calcext:apply-style-name="red" calcext:value="formula-is(COUNTIF([.$T$7:.$T$45]; [.T52]) &gt; 1)" calcext:base-cell-address="Headers.AA50"/>
            <calcext:condition calcext:apply-style-name="crossed out" calcext:value="formula-is([.E50]=1)" calcext:base-cell-address="Headers.AA50"/>
          </calcext:conditional-format>
          <calcext:conditional-format calcext:target-range-address="Headers.AA51:Headers.AA51">
            <calcext:condition calcext:apply-style-name="red" calcext:value="formula-is(COUNTIF([.$T$7:.$T$45]; [.T53]) &gt; 1)" calcext:base-cell-address="Headers.AA51"/>
            <calcext:condition calcext:apply-style-name="crossed out" calcext:value="formula-is([.E51]=1)" calcext:base-cell-address="Headers.AA51"/>
          </calcext:conditional-format>
          <calcext:conditional-format calcext:target-range-address="Headers.AB45:Headers.AL45 Headers.AB49:Headers.AL51">
            <calcext:condition calcext:apply-style-name="red" calcext:value="formula-is(COUNTIF([.$T$7:.$T$45]; [.U49]) &gt; 1)" calcext:base-cell-address="Headers.AB45"/>
            <calcext:condition calcext:apply-style-name="crossed out" calcext:value="formula-is([.F10]=1)" calcext:base-cell-address="Headers.AB45"/>
          </calcext:conditional-format>
          <calcext:conditional-format calcext:target-range-address="Headers.AB46:Headers.AL48">
            <calcext:condition calcext:apply-style-name="red" calcext:value="formula-is(COUNTIF([.$T$7:.$T$45]; [.U50]) &gt; 1)" calcext:base-cell-address="Headers.AB46"/>
            <calcext:condition calcext:apply-style-name="crossed out" calcext:value="formula-is([.F43]=1)" calcext:base-cell-address="Headers.AB46"/>
          </calcext:conditional-format>
        </calcext:conditional-formats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43"/>
        <table:table-column table:style-name="co12" table:default-cell-style-name="ce491"/>
        <table:table-column table:style-name="co13" table:default-cell-style-name="ce491"/>
        <table:table-column table:style-name="co14" table:default-cell-style-name="ce778"/>
        <table:table-column table:style-name="co10" table:default-cell-style-name="ce778"/>
        <table:table-column table:style-name="co15" table:default-cell-style-name="ce778"/>
        <table:table-column table:style-name="co10" table:number-columns-repeated="1017" table:default-cell-style-name="ce778"/>
        <table:table-row table:style-name="ro1">
          <table:table-cell/>
          <table:table-cell table:style-name="ce314" table:formula="of:=NOW()" office:value-type="float" office:value="45629.6779121998" calcext:value-type="float">
            <text:p>45629.68</text:p>
          </table:table-cell>
          <table:table-cell table:style-name="ce734" table:number-columns-repeated="2"/>
          <table:table-cell table:style-name="ce770"/>
          <table:table-cell table:style-name="ce781"/>
          <table:table-cell table:style-name="ce780"/>
          <table:table-cell table:number-columns-repeated="1017"/>
        </table:table-row>
        <table:table-row table:style-name="ro1">
          <table:table-cell table:number-columns-repeated="2"/>
          <table:table-cell table:style-name="ce734" table:number-columns-repeated="2"/>
          <table:table-cell table:style-name="ce770"/>
          <table:table-cell table:style-name="ce448"/>
          <table:table-cell table:style-name="ce780"/>
          <table:table-cell table:number-columns-repeated="1017"/>
        </table:table-row>
        <table:table-row table:style-name="ro6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2" draw:text-style-name="P5" svg:width="3.1772in" svg:height="0.8567in" svg:x="3.0008in" svg:y="0.7531in" draw:caption-point-x="-0.2295in" draw:caption-point-y="0.6098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03" office:value-type="string" calcext:value-type="string">
            <office:annotation draw:style-name="gr13" draw:text-style-name="P5" svg:width="3.4283in" svg:height="1.0122in" svg:x="3.0008in" svg:y="0.9299in" draw:caption-point-x="-0.2295in" draw:caption-point-y="0.6106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03" office:value-type="string" calcext:value-type="string">
            <office:annotation draw:style-name="gr13" draw:text-style-name="P5" svg:width="3.3232in" svg:height="1.0122in" svg:x="2.9657in" svg:y="1.1307in" draw:caption-point-x="-0.1945in" draw:caption-point-y="0.5878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694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694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695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5" office:value-type="string" calcext:value-type="string">
            <office:annotation draw:style-name="gr14" draw:text-style-name="P5" svg:width="4.0756in" svg:height="1.1677in" svg:x="3.0008in" svg:y="2.3476in" draw:caption-point-x="-0.2295in" draw:caption-point-y="0.6154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office:annotation draw:style-name="gr15" draw:text-style-name="P5" svg:width="3.8402in" svg:height="0.5457in" svg:x="3.0008in" svg:y="2.702in" draw:caption-point-x="-0.2295in" draw:caption-point-y="0.6165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office:annotation draw:style-name="gr15" draw:text-style-name="P5" svg:width="3.8402in" svg:height="0.5457in" svg:x="3.0008in" svg:y="3.0559in" draw:caption-point-x="-0.2295in" draw:caption-point-y="0.6181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6" office:value-type="string" calcext:value-type="string">
            <office:annotation draw:style-name="gr14" draw:text-style-name="P5" svg:width="4.0059in" svg:height="1.1677in" svg:x="3.0008in" svg:y="3.4102in" draw:caption-point-x="-0.2295in" draw:caption-point-y="0.6193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office:annotation draw:style-name="gr15" draw:text-style-name="P5" svg:width="3.8138in" svg:height="0.5457in" svg:x="3.0008in" svg:y="3.7646in" draw:caption-point-x="-0.2295in" draw:caption-point-y="0.6205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office:annotation draw:style-name="gr15" draw:text-style-name="P5" svg:width="3.8138in" svg:height="0.5457in" svg:x="3.0008in" svg:y="4.1189in" draw:caption-point-x="-0.2295in" draw:caption-point-y="0.6217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office:annotation draw:style-name="gr16" draw:text-style-name="P5" svg:width="2.5228in" svg:height="0.3902in" svg:x="3.0008in" svg:y="4.4736in" draw:caption-point-x="-0.2295in" draw:caption-point-y="0.6228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695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office:annotation draw:style-name="gr16" draw:text-style-name="P5" svg:width="1.7114in" svg:height="0.3902in" svg:x="3.0008in" svg:y="4.828in" draw:caption-point-x="-0.2295in" draw:caption-point-y="0.624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3]" office:value-type="string" office:string-value="0F14" calcext:value-type="string">
            <text:p>0F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3]" office:value-type="string" office:string-value="[19F14sss]" calcext:value-type="string">
            <text:p>[19F14sss]</text:p>
          </table:table-cell>
          <table:table-cell table:style-name="ce459" table:formula="of:=[Headers.BA3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table-cell table:style-name="ce694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#REF!" office:value-type="string" office:string-value="" calcext:value-type="error">
            <text:p>#REF!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#REF!" office:value-type="string" office:string-value="" calcext:value-type="error">
            <text:p>#REF!</text:p>
          </table:table-cell>
          <table:table-cell table:style-name="ce460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695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38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38]" office:value-type="string" office:string-value="[19DE8sss]" calcext:value-type="string">
            <text:p>[19DE8sss]</text:p>
          </table:table-cell>
          <table:table-cell table:style-name="ce460" table:formula="of:=[Headers.BA3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3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88" table:formula="of:=[Headers.T39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39]" office:value-type="string" office:string-value="[19A08sss]" calcext:value-type="string">
            <text:p>[19A08sss]</text:p>
          </table:table-cell>
          <table:table-cell table:style-name="ce459" table:formula="of:=[Headers.BA39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0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1]" office:value-type="string" office:string-value="[1Adddsss]" calcext:value-type="string">
            <text:p>[1Adddsss]</text:p>
          </table:table-cell>
          <table:table-cell table:style-name="ce459" table:formula="of:=[Headers.BA41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694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2]" office:value-type="string" office:string-value="[1Bdddsss]" calcext:value-type="string">
            <text:p>[1Bdddsss]</text:p>
          </table:table-cell>
          <table:table-cell table:style-name="ce459" table:formula="of:=[Headers.BA42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694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3]" office:value-type="string" office:string-value="[1Cdddsss]" calcext:value-type="string">
            <text:p>[1Cdddsss]</text:p>
          </table:table-cell>
          <table:table-cell table:style-name="ce459" table:formula="of:=[Headers.BA43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694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4]" office:value-type="string" office:string-value="[1Ddddsss]" calcext:value-type="string">
            <text:p>[1Ddddsss]</text:p>
          </table:table-cell>
          <table:table-cell table:style-name="ce459" table:formula="of:=[Headers.BA44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10" office:value-type="string" calcext:value-type="string">
            <text:p>Datagram Received OK</text:p>
          </table:table-cell>
          <table:table-cell table:style-name="ce789" table:formula="of:=[Headers.T45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45]" office:value-type="string" office:string-value="[19A28sss]" calcext:value-type="string">
            <text:p>[19A28sss]</text:p>
          </table:table-cell>
          <table:table-cell table:style-name="ce460" table:formula="of:=[Headers.BA45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694"/>
          <table:table-cell table:style-name="ce410" office:value-type="string" calcext:value-type="string">
            <text:p>Datagram Rejected</text:p>
          </table:table-cell>
          <table:table-cell table:style-name="ce789" table:formula="of:=[Headers.T46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46]" office:value-type="string" office:string-value="[19A48sss]" calcext:value-type="string">
            <text:p>[19A48sss]</text:p>
          </table:table-cell>
          <table:table-cell table:style-name="ce460" table:formula="of:=[Headers.BA46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695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47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47]" office:value-type="string" office:string-value="[19CC8sss]" calcext:value-type="string">
            <text:p>[19CC8sss]</text:p>
          </table:table-cell>
          <table:table-cell table:style-name="ce459" table:formula="of:=[Headers.BA47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5" office:value-type="string" calcext:value-type="string">
            <office:annotation draw:style-name="gr16" draw:text-style-name="P5" svg:width="2.1827in" svg:height="0.3902in" svg:x="3.0008in" svg:y="6.7768in" draw:caption-point-x="-0.2295in" draw:caption-point-y="0.6307in">
              <dc:creator>P</dc:creator>
              <dc:date>2011-08-10T00:00:00</dc:date>
              <text:p text:style-name="P4"><text:span text:style-name="T1">Negotiation of stream buffering capability. <text:s/></text:span></text:p>
            </office:annotation>
            <text:p>Stream Initiate Reply</text:p>
          </table:table-cell>
          <table:table-cell table:style-name="ce788" table:formula="of:=[Headers.T48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48]" office:value-type="string" office:string-value="[19868sss]" calcext:value-type="string">
            <text:p>[19868sss]</text:p>
          </table:table-cell>
          <table:table-cell table:style-name="ce459" table:formula="of:=[Headers.BA48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5" office:value-type="string" calcext:value-type="string">
            <text:p>Stream Data Send</text:p>
          </table:table-cell>
          <table:table-cell table:style-name="ce788" table:formula="of:=[Headers.T49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49]" office:value-type="string" office:string-value="[1Fdddsss]" calcext:value-type="string">
            <text:p>[1Fdddsss]</text:p>
          </table:table-cell>
          <table:table-cell table:style-name="ce459" table:formula="of:=[Headers.BA49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5" office:value-type="string" calcext:value-type="string">
            <office:annotation draw:style-name="gr16" draw:text-style-name="P5" svg:width="1.9295in" svg:height="0.3902in" svg:x="3.0008in" svg:y="7.1311in" draw:caption-point-x="-0.2295in" draw:caption-point-y="0.6319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Stream Data Proceed</text:p>
          </table:table-cell>
          <table:table-cell table:style-name="ce788" table:formula="of:=[Headers.T50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0]" office:value-type="string" office:string-value="[19888sss]" calcext:value-type="string">
            <text:p>[19888sss]</text:p>
          </table:table-cell>
          <table:table-cell table:style-name="ce459" table:formula="of:=[Headers.BA50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695"/>
          <table:table-cell table:style-name="ce405" office:value-type="string" calcext:value-type="string">
            <text:p>Stream Data Complete</text:p>
          </table:table-cell>
          <table:table-cell table:style-name="ce788" table:formula="of:=[Headers.T51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1]" office:value-type="string" office:string-value="[198A8sss]" calcext:value-type="string">
            <text:p>[198A8sss]</text:p>
          </table:table-cell>
          <table:table-cell table:style-name="ce459" table:formula="of:=[Headers.BA51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17" draw:text-style-name="P5" svg:width="1.3276in" svg:height="0.2346in" svg:x="3.0008in" svg:y="7.4858in" draw:caption-point-x="-0.2295in" draw:caption-point-y="0.6327in">
              <dc:creator>P</dc:creator>
              <dc:date>2011-08-10T00:00:00</dc:date>
              <text:p text:style-name="P4"><text:span text:style-name="T1">Unofficial addition</text:span></text:p>
            </office:annotation>
            <text:p>Node number Allocate</text:p>
          </table:table-cell>
          <table:table-cell table:style-name="ce789" table:formula="of:=#REF!" office:value-type="string" office:string-value="" calcext:value-type="error">
            <text:p>#REF!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16" draw:text-style-name="P5" svg:width="2.6886in" svg:height="0.3902in" svg:x="3.0008in" svg:y="7.663in" draw:caption-point-x="-0.2295in" draw:caption-point-y="0.6335in">
              <dc:creator>P</dc:creator>
              <dc:date>2011-08-10T00:00:00</dc:date>
              <text:p text:style-name="P4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#REF!" office:value-type="string" office:string-value="" calcext:value-type="error">
            <text:p>#REF!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781"/>
          <table:table-cell table:style-name="ce780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770"/>
          <table:table-cell table:style-name="ce781"/>
          <table:table-cell table:style-name="ce770"/>
          <table:table-cell table:number-columns-repeated="1017"/>
        </table:table-row>
        <table:table-row table:style-name="ro1">
          <table:table-cell table:number-columns-repeated="2"/>
          <table:table-cell table:style-name="ce314" table:number-columns-spanned="25" table:number-rows-spanned="1"/>
          <table:covered-table-cell table:style-name="ce314"/>
          <table:covered-table-cell table:style-name="ce770"/>
          <table:covered-table-cell table:style-name="ce781"/>
          <table:covered-table-cell table:style-name="ce770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314" table:number-columns-repeated="2"/>
          <table:table-cell table:style-name="ce770"/>
          <table:table-cell table:style-name="ce781"/>
          <table:table-cell table:style-name="ce770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314" table:number-columns-repeated="2"/>
          <table:table-cell table:style-name="ce770"/>
          <table:table-cell table:style-name="ce781"/>
          <table:table-cell table:style-name="ce770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745" table:number-columns-spanned="16" table:number-rows-spanned="3"/>
          <table:covered-table-cell table:style-name="ce745"/>
          <table:covered-table-cell/>
          <table:covered-table-cell table:style-name="ce781"/>
          <table:covered-table-cell table:style-name="ce770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166"/>
          <table:covered-table-cell table:number-columns-repeated="2" table:style-name="ce43"/>
          <table:covered-table-cell/>
          <table:covered-table-cell table:style-name="ce793"/>
          <table:covered-table-cell table:style-name="ce770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43"/>
          <table:covered-table-cell table:style-name="ce445"/>
          <table:covered-table-cell table:style-name="ce793"/>
          <table:covered-table-cell table:style-name="ce770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32"/>
          <table:table-cell table:style-name="Default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Default"/>
          <table:table-cell table:style-name="ce732"/>
          <table:table-cell table:style-name="ce428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Default"/>
          <table:table-cell table:style-name="ce732" table:number-columns-spanned="5" table:number-rows-spanned="1"/>
          <table:covered-table-cell table:number-columns-repeated="2" table:style-name="ce747"/>
          <table:covered-table-cell table:style-name="ce780"/>
          <table:covered-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747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ce92" table:number-columns-spanned="2" table:number-rows-spanned="1"/>
          <table:covered-table-cell/>
          <table:table-cell table:style-name="ce747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747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271"/>
          <table:table-cell table:style-name="ce747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271"/>
          <table:table-cell table:style-name="ce747" table:number-columns-repeated="2"/>
          <table: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ce397"/>
          <table:table-cell table:style-name="ce271"/>
          <table:table-cell table:style-name="ce748" table:number-columns-spanned="3" table:number-rows-spanned="4"/>
          <table:covered-table-cell table:style-name="ce748"/>
          <table:covered-table-cell table:style-name="ce780"/>
          <table:table-cell table:style-name="ce793"/>
          <table:table-cell table:style-name="ce770"/>
          <table:table-cell table:number-columns-repeated="1017"/>
        </table:table-row>
        <table:table-row table:style-name="ro1">
          <table:table-cell table:style-name="ce397"/>
          <table:table-cell table:style-name="ce271"/>
          <table:covered-table-cell table:number-columns-repeated="2" table:style-name="ce734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271"/>
          <table:covered-table-cell table:number-columns-repeated="2" table:style-name="ce734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271"/>
          <table:covered-table-cell table:number-columns-repeated="2" table:style-name="ce734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8" table:number-rows-repeated="6546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C7]) &gt; 1)" calcext:base-cell-address="'Full-CAN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4-12-03">00/00/0000</text:date><text:s text:c="3"/><text:time style:data-style-name="N2" text:time-value="16:13:10.1744938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4-12-03T16:16:11.219060857</dc:date>
    <dc:creator>Bob Jacobsen</dc:creator>
    <meta:editing-duration>P10DT22H51M12S</meta:editing-duration>
    <meta:editing-cycles>62</meta:editing-cycles>
    <meta:generator>LibreOffice/7.4.6.2$MacOSX_X86_64 LibreOffice_project/5b1f5509c2decdade7fda905e3e1429a67acd63d</meta:generator>
    <meta:document-statistic meta:table-count="2" meta:cell-count="1295" meta:object-count="12"/>
  </office:meta>
</office:document-meta>
</file>